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Normale" style:family="paragraph">
      <style:paragraph-properties style:text-autospace="none" style:vertical-align="auto"/>
      <style:text-properties fo:hyphenate="true"/>
    </style:style>
    <style:style style:name="T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" style:parent-style-name="Normale" style:family="paragraph">
      <style:paragraph-properties style:text-autospace="none" style:vertical-align="auto"/>
      <style:text-properties fo:hyphenate="true"/>
    </style:style>
    <style:style style:name="T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9" style:parent-style-name="Collegamentoipertestuale" style:family="text">
      <style:text-properties style:font-name="Verdana" style:font-name-complex="Verdana" style:letter-kerning="false" fo:language="en" fo:country="GB" style:language-complex="ar" style:country-complex="SA"/>
    </style:style>
    <style:style style:name="T10" style:parent-style-name="Collegamentoipertestuale" style:family="text">
      <style:text-properties style:font-name="Verdana" style:font-name-complex="Verdana" style:letter-kerning="false" fo:language="en" fo:country="GB" style:language-complex="ar" style:country-complex="SA"/>
    </style:style>
    <style:style style:name="P11" style:parent-style-name="Normale" style:family="paragraph">
      <style:paragraph-properties style:text-autospace="none" style:vertical-align="auto"/>
      <style:text-properties fo:hyphenate="true"/>
    </style:style>
    <style:style style:name="T1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4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15" style:parent-style-name="Standard" style:family="paragraph">
      <style:text-properties fo:color="#FF0000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T17" style:parent-style-name="Car.predefinitoparagrafo" style:family="text">
      <style:text-properties fo:color="#4472C4"/>
    </style:style>
    <style:style style:name="T18" style:parent-style-name="Car.predefinitoparagrafo" style:family="text">
      <style:text-properties fo:color="#4472C4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 fo:language="en" fo:country="GB"/>
    </style:style>
    <style:style style:name="T22" style:parent-style-name="Car.predefinitoparagrafo" style:family="text">
      <style:text-properties fo:font-style="italic" style:font-style-asian="italic" style:font-style-complex="italic" fo:language="en" fo:country="GB"/>
    </style:style>
    <style:style style:name="P23" style:parent-style-name="Standard" style:family="paragraph">
      <style:text-properties fo:font-style="italic" style:font-style-asian="italic" style:font-style-complex="italic" fo:language="en" fo:country="GB"/>
    </style:style>
    <style:style style:name="T24" style:parent-style-name="Car.predefinitoparagrafo" style:family="text">
      <style:text-properties fo:font-style="italic" style:font-style-asian="italic" style:font-style-complex="italic" fo:language="en" fo:country="GB"/>
    </style:style>
    <style:style style:name="T25" style:parent-style-name="Car.predefinitoparagrafo" style:family="text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/>
    </style:style>
    <style:style style:name="T29" style:parent-style-name="Car.predefinitoparagrafo" style:family="text">
      <style:text-properties fo:font-style="italic" style:font-style-asian="italic" style:font-style-complex="italic"/>
    </style:style>
    <style:style style:name="T30" style:parent-style-name="Car.predefinitoparagrafo" style:family="text">
      <style:text-properties fo:font-style="italic" style:font-style-asian="italic" style:font-style-complex="italic" fo:language="en" fo:country="GB"/>
    </style:style>
    <style:style style:name="P31" style:parent-style-name="Standard" style:family="paragraph">
      <style:text-properties fo:font-style="italic" style:font-style-asian="italic" style:font-style-complex="italic" fo:language="en" fo:country="GB"/>
    </style:style>
    <style:style style:name="T32" style:parent-style-name="Car.predefinitoparagrafo" style:family="text">
      <style:text-properties fo:font-style="italic" style:font-style-asian="italic" style:font-style-complex="italic" fo:language="en" fo:country="GB"/>
    </style:style>
    <style:style style:name="T33" style:parent-style-name="Car.predefinitoparagrafo" style:family="text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Standard" style:family="paragraph">
      <style:paragraph-properties fo:break-before="page"/>
    </style:style>
    <style:style style:name="P36" style:parent-style-name="Standard" style:family="paragraph">
      <style:text-properties fo:color="#FF0000"/>
    </style:style>
    <style:style style:name="T37" style:parent-style-name="Car.predefinitoparagrafo" style:family="text">
      <style:text-properties fo:font-weight="bold" style:font-weight-asian="bold" style:font-weight-complex="bold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style="italic" style:font-style-asian="italic" style:font-style-complex="italic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P42" style:parent-style-name="Standard" style:family="paragraph">
      <style:text-properties fo:font-style="italic" style:font-style-asian="italic" style:font-style-complex="italic"/>
    </style:style>
    <style:style style:name="P43" style:parent-style-name="Standard" style:family="paragraph">
      <style:text-properties fo:font-style="italic" style:font-style-asian="italic" style:font-style-complex="italic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T45" style:parent-style-name="Car.predefinitoparagrafo" style:family="text">
      <style:text-properties fo:font-size="10.5pt" style:font-size-asian="10.5pt"/>
    </style:style>
    <style:style style:name="P46" style:parent-style-name="Textbody" style:family="paragraph">
      <style:paragraph-properties fo:break-before="page" fo:margin-bottom="0in" fo:line-height="100%"/>
    </style:style>
    <style:style style:name="P47" style:parent-style-name="Standard" style:family="paragraph">
      <style:text-properties fo:color="#FF0000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49" style:parent-style-name="Car.predefinitoparagrafo" style:family="text">
      <style:text-properties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P5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3" style:parent-style-name="Normale" style:family="paragraph">
      <style:paragraph-properties style:text-autospace="none" style:vertical-align="auto"/>
      <style:text-properties fo:hyphenate="true"/>
    </style:style>
    <style:style style:name="T5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7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5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7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6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4" style:parent-style-name="Normale" style:family="paragraph">
      <style:paragraph-properties style:text-autospace="none" style:vertical-align="auto"/>
      <style:text-properties fo:hyphenate="true"/>
    </style:style>
    <style:style style:name="T7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7" style:parent-style-name="Normale" style:family="paragraph">
      <style:paragraph-properties style:text-autospace="none" style:vertical-align="auto"/>
      <style:text-properties fo:hyphenate="true"/>
    </style:style>
    <style:style style:name="T7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8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8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85" style:parent-style-name="Normale" style:family="paragraph">
      <style:paragraph-properties style:text-autospace="none" style:vertical-align="auto"/>
      <style:text-properties fo:hyphenate="true"/>
    </style:style>
    <style:style style:name="T8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91" style:parent-style-name="Normale" style:family="paragraph">
      <style:paragraph-properties style:text-autospace="none" style:vertical-align="auto"/>
      <style:text-properties fo:hyphenate="true"/>
    </style:style>
    <style:style style:name="T9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9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99" style:parent-style-name="Normale" style:family="paragraph">
      <style:paragraph-properties style:text-autospace="none" style:vertical-align="auto"/>
      <style:text-properties fo:hyphenate="true"/>
    </style:style>
    <style:style style:name="T10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07" style:parent-style-name="Normale" style:family="paragraph">
      <style:paragraph-properties style:text-autospace="none" style:vertical-align="auto"/>
      <style:text-properties fo:hyphenate="true"/>
    </style:style>
    <style:style style:name="T10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15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116" style:parent-style-name="Normale" style:family="paragraph">
      <style:paragraph-properties style:text-autospace="none" style:vertical-align="auto"/>
      <style:text-properties fo:hyphenate="true"/>
    </style:style>
    <style:style style:name="T11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1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0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2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24" style:parent-style-name="Normale" style:family="paragraph">
      <style:paragraph-properties style:text-autospace="none" style:vertical-align="auto"/>
      <style:text-properties fo:hyphenate="true"/>
    </style:style>
    <style:style style:name="T12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6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12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28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12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13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132" style:parent-style-name="Normale" style:family="paragraph">
      <style:paragraph-properties style:text-autospace="none" style:vertical-align="auto"/>
      <style:text-properties fo:hyphenate="true"/>
    </style:style>
    <style:style style:name="T13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4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13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6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13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13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140" style:parent-style-name="Normale" style:family="paragraph">
      <style:paragraph-properties style:text-autospace="none" style:vertical-align="auto"/>
      <style:text-properties fo:hyphenate="true"/>
    </style:style>
    <style:style style:name="T14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4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4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4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4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48" style:parent-style-name="Normale" style:family="paragraph">
      <style:paragraph-properties style:text-autospace="none" style:vertical-align="auto"/>
      <style:text-properties fo:hyphenate="true"/>
    </style:style>
    <style:style style:name="T14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50" style:parent-style-name="Normale" style:family="paragraph">
      <style:paragraph-properties style:text-autospace="none" style:vertical-align="auto"/>
      <style:text-properties fo:hyphenate="true"/>
    </style:style>
    <style:style style:name="T15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56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57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58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59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0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1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2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3" style:parent-style-name="Normale" style:family="paragraph">
      <style:paragraph-properties style:text-autospace="none" style:vertical-align="auto"/>
      <style:text-properties fo:hyphenate="true"/>
    </style:style>
    <style:style style:name="T16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65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6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7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8" style:parent-style-name="Normale" style:family="paragraph">
      <style:paragraph-properties style:text-autospace="none" style:vertical-align="auto"/>
      <style:text-properties fo:hyphenate="true"/>
    </style:style>
    <style:style style:name="T16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7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171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 fo:hyphenate="true"/>
    </style:style>
    <style:style style:name="P172" style:parent-style-name="Normale" style:family="paragraph">
      <style:paragraph-properties style:text-autospace="none" style:vertical-align="auto"/>
      <style:text-properties fo:hyphenate="true"/>
    </style:style>
    <style:style style:name="T17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17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75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76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77" style:parent-style-name="Normale" style:family="paragraph">
      <style:paragraph-properties style:text-autospace="none" style:vertical-align="auto"/>
      <style:text-properties fo:hyphenate="true"/>
    </style:style>
    <style:style style:name="T17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79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180" style:parent-style-name="Textbody" style:family="paragraph">
      <style:paragraph-properties fo:margin-bottom="0in" fo:line-height="100%"/>
    </style:style>
    <style:style style:name="P181" style:parent-style-name="Standard" style:family="paragraph">
      <style:text-properties fo:color="#FF0000"/>
    </style:style>
    <style:style style:name="T182" style:parent-style-name="Car.predefinitoparagrafo" style:family="text">
      <style:text-properties fo:font-weight="bold" style:font-weight-asian="bold" style:font-weight-complex="bold"/>
    </style:style>
    <style:style style:name="T183" style:parent-style-name="Car.predefinitoparagrafo" style:family="text">
      <style:text-properties fo:font-weight="bold" style:font-weight-asian="bold" style:font-weight-complex="bold"/>
    </style:style>
    <style:style style:name="T184" style:parent-style-name="Car.predefinitoparagrafo" style:family="text">
      <style:text-properties fo:font-weight="bold" style:font-weight-asian="bold" style:font-weight-complex="bold"/>
    </style:style>
    <style:style style:name="P185" style:parent-style-name="Standard" style:family="paragraph">
      <style:text-properties fo:font-style="italic" style:font-style-asian="italic" style:font-style-complex="italic"/>
    </style:style>
    <style:style style:name="P186" style:parent-style-name="Standard" style:family="paragraph">
      <style:text-properties fo:font-style="italic" style:font-style-asian="italic" style:font-style-complex="italic"/>
    </style:style>
    <style:style style:name="P187" style:parent-style-name="Standard" style:family="paragraph">
      <style:text-properties fo:font-style="italic" style:font-style-asian="italic" style:font-style-complex="italic"/>
    </style:style>
    <style:style style:name="P188" style:parent-style-name="Standard" style:family="paragraph">
      <style:text-properties fo:font-style="italic" style:font-style-asian="italic" style:font-style-complex="italic"/>
    </style:style>
    <style:style style:name="P189" style:parent-style-name="Standard" style:family="paragraph">
      <style:text-properties fo:font-style="italic" style:font-style-asian="italic" style:font-style-complex="italic"/>
    </style:style>
    <style:style style:name="P190" style:parent-style-name="Standard" style:family="paragraph">
      <style:text-properties fo:font-style="italic" style:font-style-asian="italic" style:font-style-complex="italic"/>
    </style:style>
    <style:style style:name="P191" style:parent-style-name="Standard" style:family="paragraph">
      <style:text-properties fo:font-style="italic" style:font-style-asian="italic" style:font-style-complex="italic"/>
    </style:style>
    <style:style style:name="P192" style:parent-style-name="Standard" style:family="paragraph">
      <style:text-properties fo:font-style="italic" style:font-style-asian="italic" style:font-style-complex="italic"/>
    </style:style>
    <style:style style:name="P193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94" style:parent-style-name="Textbody" style:family="paragraph">
      <style:paragraph-properties fo:margin-bottom="0in" fo:line-height="100%"/>
    </style:style>
    <style:style style:name="P195" style:parent-style-name="Textbody" style:family="paragraph">
      <style:paragraph-properties fo:margin-bottom="0in" fo:line-height="100%"/>
    </style:style>
    <style:style style:name="P196" style:parent-style-name="Textbody" style:family="paragraph">
      <style:paragraph-properties fo:margin-bottom="0in" fo:line-height="100%"/>
    </style:style>
    <style:style style:name="P197" style:parent-style-name="Textbody" style:family="paragraph">
      <style:paragraph-properties fo:margin-bottom="0in" fo:line-height="100%"/>
    </style:style>
    <style:style style:name="P198" style:parent-style-name="Textbody" style:family="paragraph">
      <style:paragraph-properties fo:margin-bottom="0in" fo:line-height="100%"/>
    </style:style>
    <style:style style:name="P199" style:parent-style-name="Textbody" style:family="paragraph">
      <style:paragraph-properties fo:margin-bottom="0in" fo:line-height="100%"/>
    </style:style>
    <style:style style:name="P200" style:parent-style-name="Textbody" style:family="paragraph">
      <style:paragraph-properties fo:margin-bottom="0in" fo:line-height="100%"/>
    </style:style>
    <style:style style:name="P201" style:parent-style-name="Textbody" style:family="paragraph">
      <style:paragraph-properties fo:margin-bottom="0in" fo:line-height="100%"/>
    </style:style>
    <style:style style:name="P202" style:parent-style-name="Textbody" style:family="paragraph">
      <style:paragraph-properties fo:margin-bottom="0in" fo:line-height="100%"/>
    </style:style>
    <style:style style:name="P203" style:parent-style-name="Textbody" style:family="paragraph">
      <style:paragraph-properties fo:margin-bottom="0in" fo:line-height="100%"/>
    </style:style>
    <style:style style:name="P204" style:parent-style-name="Textbody" style:family="paragraph">
      <style:paragraph-properties fo:margin-bottom="0in" fo:line-height="100%"/>
    </style:style>
    <style:style style:name="P205" style:parent-style-name="Standard" style:family="paragraph">
      <style:text-properties fo:color="#FF0000"/>
    </style:style>
    <style:style style:name="P206" style:parent-style-name="Standard" style:family="paragraph">
      <style:text-properties fo:font-weight="bold" style:font-weight-asian="bold" style:font-weight-complex="bold"/>
    </style:style>
    <style:style style:name="T207" style:parent-style-name="Car.predefinitoparagrafo" style:family="text">
      <style:text-properties fo:font-weight="bold" style:font-weight-asian="bold" style:font-weight-complex="bold"/>
    </style:style>
    <style:style style:name="T208" style:parent-style-name="Car.predefinitoparagrafo" style:family="text">
      <style:text-properties fo:font-weight="bold" style:font-weight-asian="bold" style:font-weight-complex="bold"/>
    </style:style>
    <style:style style:name="P209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10" style:parent-style-name="Normale" style:family="paragraph">
      <style:paragraph-properties style:text-autospace="none" style:vertical-align="auto"/>
      <style:text-properties fo:hyphenate="true"/>
    </style:style>
    <style:style style:name="T2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1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1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16" style:parent-style-name="Normale" style:family="paragraph">
      <style:paragraph-properties style:text-autospace="none" style:vertical-align="auto"/>
      <style:text-properties fo:hyphenate="true"/>
    </style:style>
    <style:style style:name="T21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19" style:parent-style-name="Normale" style:family="paragraph">
      <style:paragraph-properties style:text-autospace="none" style:vertical-align="auto"/>
      <style:text-properties fo:hyphenate="true"/>
    </style:style>
    <style:style style:name="T22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2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2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25" style:parent-style-name="Normale" style:family="paragraph">
      <style:paragraph-properties style:text-autospace="none" style:vertical-align="auto"/>
      <style:text-properties fo:hyphenate="true"/>
    </style:style>
    <style:style style:name="T22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2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30" style:parent-style-name="Normale" style:family="paragraph">
      <style:paragraph-properties style:text-autospace="none" style:vertical-align="auto"/>
      <style:text-properties fo:hyphenate="true"/>
    </style:style>
    <style:style style:name="T23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3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36" style:parent-style-name="Normale" style:family="paragraph">
      <style:paragraph-properties style:text-autospace="none" style:vertical-align="auto"/>
      <style:text-properties fo:hyphenate="true"/>
    </style:style>
    <style:style style:name="T2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4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1" style:parent-style-name="Normale" style:family="paragraph">
      <style:paragraph-properties style:text-autospace="none" style:vertical-align="auto"/>
      <style:text-properties fo:hyphenate="true"/>
    </style:style>
    <style:style style:name="T24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4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4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8" style:parent-style-name="Normale" style:family="paragraph">
      <style:paragraph-properties style:text-autospace="none" style:vertical-align="auto"/>
      <style:text-properties fo:hyphenate="true"/>
    </style:style>
    <style:style style:name="T24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5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2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4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5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5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59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26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62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263" style:parent-style-name="Normale" style:family="paragraph">
      <style:paragraph-properties style:text-autospace="none" style:vertical-align="auto"/>
      <style:text-properties fo:hyphenate="true"/>
    </style:style>
    <style:style style:name="T26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6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66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6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69" style:parent-style-name="Normale" style:family="paragraph">
      <style:paragraph-properties style:text-autospace="none" style:vertical-align="auto"/>
      <style:text-properties fo:hyphenate="true"/>
    </style:style>
    <style:style style:name="T27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7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7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76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77" style:parent-style-name="Textbody" style:family="paragraph">
      <style:paragraph-properties fo:margin-bottom="0in" fo:line-height="100%"/>
    </style:style>
    <style:style style:name="P278" style:parent-style-name="Textbody" style:family="paragraph">
      <style:paragraph-properties fo:margin-bottom="0in" fo:line-height="100%"/>
    </style:style>
    <style:style style:name="P279" style:parent-style-name="Standard" style:family="paragraph">
      <style:text-properties fo:color="#FF0000"/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T281" style:parent-style-name="Car.predefinitoparagrafo" style:family="text">
      <style:text-properties fo:font-weight="bold" style:font-weight-asian="bold" style:font-weight-complex="bold"/>
    </style:style>
    <style:style style:name="T282" style:parent-style-name="Car.predefinitoparagrafo" style:family="text">
      <style:text-properties fo:font-weight="bold" style:font-weight-asian="bold" style:font-weight-complex="bold"/>
    </style:style>
    <style:style style:name="P28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84" style:parent-style-name="Normale" style:family="paragraph">
      <style:paragraph-properties style:text-autospace="none" style:vertical-align="auto"/>
      <style:text-properties fo:hyphenate="true"/>
    </style:style>
    <style:style style:name="T28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8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8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9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91" style:parent-style-name="Normale" style:family="paragraph">
      <style:paragraph-properties style:text-autospace="none" style:vertical-align="auto"/>
      <style:text-properties fo:hyphenate="true"/>
    </style:style>
    <style:style style:name="T29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9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94" style:parent-style-name="Normale" style:family="paragraph">
      <style:paragraph-properties style:text-autospace="none" style:vertical-align="auto"/>
      <style:text-properties fo:hyphenate="true"/>
    </style:style>
    <style:style style:name="T29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9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00" style:parent-style-name="Normale" style:family="paragraph">
      <style:paragraph-properties style:text-autospace="none" style:vertical-align="auto"/>
      <style:text-properties fo:hyphenate="true"/>
    </style:style>
    <style:style style:name="T30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0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0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06" style:parent-style-name="Normale" style:family="paragraph">
      <style:paragraph-properties style:text-autospace="none" style:vertical-align="auto"/>
      <style:text-properties fo:hyphenate="true"/>
    </style:style>
    <style:style style:name="T3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0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12" style:parent-style-name="Normale" style:family="paragraph">
      <style:paragraph-properties style:text-autospace="none" style:vertical-align="auto"/>
      <style:text-properties fo:hyphenate="true"/>
    </style:style>
    <style:style style:name="T3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1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17" style:parent-style-name="Normale" style:family="paragraph">
      <style:paragraph-properties style:text-autospace="none" style:vertical-align="auto"/>
      <style:text-properties fo:hyphenate="true"/>
    </style:style>
    <style:style style:name="T3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2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2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2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24" style:parent-style-name="Normale" style:family="paragraph">
      <style:paragraph-properties style:text-autospace="none" style:vertical-align="auto"/>
      <style:text-properties fo:hyphenate="true"/>
    </style:style>
    <style:style style:name="T32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2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8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0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3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4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33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3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3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39" style:parent-style-name="Normale" style:family="paragraph">
      <style:paragraph-properties style:text-autospace="none" style:vertical-align="auto"/>
      <style:text-properties fo:hyphenate="true"/>
    </style:style>
    <style:style style:name="T34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1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4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43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4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4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46" style:parent-style-name="Normale" style:family="paragraph">
      <style:paragraph-properties style:text-autospace="none" style:vertical-align="auto"/>
      <style:text-properties fo:hyphenate="true"/>
    </style:style>
    <style:style style:name="T347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48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4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50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5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5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53" style:parent-style-name="Normale" style:family="paragraph">
      <style:paragraph-properties style:text-autospace="none" style:vertical-align="auto"/>
      <style:text-properties fo:hyphenate="true"/>
    </style:style>
    <style:style style:name="T35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5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5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7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5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60" style:parent-style-name="Normale" style:family="paragraph">
      <style:paragraph-properties style:text-autospace="none" style:vertical-align="auto"/>
      <style:text-properties fo:hyphenate="true"/>
    </style:style>
    <style:style style:name="T36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6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4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6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6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6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69" style:parent-style-name="Normale" style:family="paragraph">
      <style:paragraph-properties style:text-autospace="none" style:vertical-align="auto"/>
      <style:text-properties fo:hyphenate="true"/>
    </style:style>
    <style:style style:name="T37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7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7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7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7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7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76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77" style:parent-style-name="Textbody" style:family="paragraph">
      <style:paragraph-properties fo:margin-bottom="0in" fo:line-height="100%"/>
    </style:style>
    <style:style style:name="P378" style:parent-style-name="Textbody" style:family="paragraph">
      <style:paragraph-properties fo:margin-bottom="0in" fo:line-height="100%"/>
    </style:style>
    <style:style style:name="P379" style:parent-style-name="Textbody" style:family="paragraph">
      <style:paragraph-properties fo:margin-bottom="0in" fo:line-height="100%"/>
    </style:style>
    <style:style style:name="P380" style:parent-style-name="Textbody" style:family="paragraph">
      <style:paragraph-properties fo:margin-bottom="0in" fo:line-height="100%"/>
    </style:style>
    <style:style style:name="P381" style:parent-style-name="Textbody" style:family="paragraph">
      <style:paragraph-properties fo:margin-bottom="0in" fo:line-height="100%"/>
    </style:style>
    <style:style style:name="P382" style:parent-style-name="Textbody" style:family="paragraph">
      <style:paragraph-properties fo:margin-bottom="0in" fo:line-height="100%"/>
    </style:style>
    <style:style style:name="P383" style:parent-style-name="Standard" style:family="paragraph">
      <style:text-properties fo:color="#FF0000"/>
    </style:style>
    <style:style style:name="P384" style:parent-style-name="Standard" style:family="paragraph">
      <style:text-properties fo:font-weight="bold" style:font-weight-asian="bold" style:font-weight-complex="bold"/>
    </style:style>
    <style:style style:name="T385" style:parent-style-name="Car.predefinitoparagrafo" style:family="text">
      <style:text-properties fo:font-weight="bold" style:font-weight-asian="bold" style:font-weight-complex="bold"/>
    </style:style>
    <style:style style:name="T386" style:parent-style-name="Car.predefinitoparagrafo" style:family="text">
      <style:text-properties fo:font-weight="bold" style:font-weight-asian="bold" style:font-weight-complex="bold"/>
    </style:style>
    <style:style style:name="P38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88" style:parent-style-name="Normale" style:family="paragraph">
      <style:paragraph-properties style:text-autospace="none" style:vertical-align="auto"/>
      <style:text-properties fo:hyphenate="true"/>
    </style:style>
    <style:style style:name="T38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9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9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9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393" style:parent-style-name="Normale" style:family="paragraph">
      <style:paragraph-properties style:text-autospace="none" style:vertical-align="auto"/>
      <style:text-properties fo:hyphenate="true"/>
    </style:style>
    <style:style style:name="T39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9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96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397" style:parent-style-name="Normale" style:family="paragraph">
      <style:paragraph-properties style:text-autospace="none" style:vertical-align="auto"/>
      <style:text-properties fo:hyphenate="true"/>
    </style:style>
    <style:style style:name="T39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0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02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403" style:parent-style-name="Normale" style:family="paragraph">
      <style:paragraph-properties style:text-autospace="none" style:vertical-align="auto"/>
      <style:text-properties fo:hyphenate="true"/>
    </style:style>
    <style:style style:name="T4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0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0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0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0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10" style:parent-style-name="Normale" style:family="paragraph">
      <style:paragraph-properties style:text-autospace="none" style:vertical-align="auto"/>
      <style:text-properties fo:hyphenate="true"/>
    </style:style>
    <style:style style:name="T41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1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16" style:parent-style-name="Normale" style:family="paragraph">
      <style:paragraph-properties style:text-autospace="none" style:vertical-align="auto"/>
      <style:text-properties style:font-name="Verdana" style:font-name-complex="Verdana" fo:color="#1C00CF" style:letter-kerning="false" style:language-complex="ar" style:country-complex="SA" fo:hyphenate="true"/>
    </style:style>
    <style:style style:name="P417" style:parent-style-name="Normale" style:family="paragraph">
      <style:paragraph-properties style:text-autospace="none" style:vertical-align="auto"/>
      <style:text-properties fo:hyphenate="true"/>
    </style:style>
    <style:style style:name="T41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2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2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25" style:parent-style-name="Normale" style:family="paragraph">
      <style:paragraph-properties style:text-autospace="none" style:vertical-align="auto"/>
      <style:text-properties fo:hyphenate="true"/>
    </style:style>
    <style:style style:name="T42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2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3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32" style:parent-style-name="Normale" style:family="paragraph">
      <style:paragraph-properties style:text-autospace="none" style:vertical-align="auto"/>
      <style:text-properties fo:hyphenate="true"/>
    </style:style>
    <style:style style:name="T43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3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3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36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39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440" style:parent-style-name="Normale" style:family="paragraph">
      <style:paragraph-properties style:text-autospace="none" style:vertical-align="auto"/>
      <style:text-properties fo:hyphenate="true"/>
    </style:style>
    <style:style style:name="T44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4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4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4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4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4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47" style:parent-style-name="Normale" style:family="paragraph">
      <style:paragraph-properties style:text-autospace="none" style:vertical-align="auto"/>
      <style:text-properties fo:hyphenate="true"/>
    </style:style>
    <style:style style:name="T44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49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450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451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452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453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454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455" style:parent-style-name="Normale" style:family="paragraph">
      <style:paragraph-properties style:text-autospace="none" style:vertical-align="auto"/>
      <style:text-properties fo:hyphenate="true"/>
    </style:style>
    <style:style style:name="P456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5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58" style:parent-style-name="Textbody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459" style:parent-style-name="Standard" style:family="paragraph">
      <style:text-properties fo:color="#FF0000"/>
    </style:style>
    <style:style style:name="P460" style:parent-style-name="Standard" style:family="paragraph">
      <style:text-properties fo:font-weight="bold" style:font-weight-asian="bold" style:font-weight-complex="bold"/>
    </style:style>
    <style:style style:name="P46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T462" style:parent-style-name="Car.predefinitoparagrafo" style:family="text">
      <style:text-properties fo:font-weight="bold" style:font-weight-asian="bold" style:font-weight-complex="bold"/>
    </style:style>
    <style:style style:name="T463" style:parent-style-name="Car.predefinitoparagrafo" style:family="text">
      <style:text-properties fo:font-weight="bold" style:font-weight-asian="bold" style:font-weight-complex="bold"/>
    </style:style>
    <style:style style:name="T464" style:parent-style-name="Car.predefinitoparagrafo" style:family="text">
      <style:text-properties fo:font-weight="bold" style:font-weight-asian="bold" style:font-weight-complex="bold" fo:language="en" fo:country="GB"/>
    </style:style>
    <style:style style:name="P465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466" style:parent-style-name="Normale" style:family="paragraph">
      <style:paragraph-properties style:text-autospace="none" style:vertical-align="auto"/>
      <style:text-properties fo:hyphenate="true"/>
    </style:style>
    <style:style style:name="T46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46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469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47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471" style:parent-style-name="Normale" style:family="paragraph">
      <style:paragraph-properties style:text-autospace="none" style:vertical-align="auto"/>
      <style:text-properties fo:hyphenate="true"/>
    </style:style>
    <style:style style:name="T47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47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474" style:parent-style-name="Normale" style:family="paragraph">
      <style:paragraph-properties style:text-autospace="none" style:vertical-align="auto"/>
      <style:text-properties fo:hyphenate="true"/>
    </style:style>
    <style:style style:name="T47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47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7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7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7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80" style:parent-style-name="Normale" style:family="paragraph">
      <style:paragraph-properties style:text-autospace="none" style:vertical-align="auto"/>
      <style:text-properties fo:hyphenate="true"/>
    </style:style>
    <style:style style:name="T48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87" style:parent-style-name="Normale" style:family="paragraph">
      <style:paragraph-properties style:text-autospace="none" style:vertical-align="auto"/>
      <style:text-properties fo:hyphenate="true"/>
    </style:style>
    <style:style style:name="T48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93" style:parent-style-name="Normale" style:family="paragraph">
      <style:paragraph-properties style:text-autospace="none" style:vertical-align="auto"/>
      <style:text-properties fo:hyphenate="true"/>
    </style:style>
    <style:style style:name="T49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99" style:parent-style-name="Normale" style:family="paragraph">
      <style:paragraph-properties style:text-autospace="none" style:vertical-align="auto"/>
      <style:text-properties fo:hyphenate="true"/>
    </style:style>
    <style:style style:name="T50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0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05" style:parent-style-name="Normale" style:family="paragraph">
      <style:paragraph-properties style:text-autospace="none" style:vertical-align="auto"/>
      <style:text-properties fo:hyphenate="true"/>
    </style:style>
    <style:style style:name="T50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1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13" style:parent-style-name="Normale" style:family="paragraph">
      <style:paragraph-properties style:text-autospace="none" style:vertical-align="auto"/>
      <style:text-properties fo:hyphenate="true"/>
    </style:style>
    <style:style style:name="T51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1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18" style:parent-style-name="Normale" style:family="paragraph">
      <style:paragraph-properties style:text-autospace="none" style:vertical-align="auto"/>
      <style:text-properties fo:hyphenate="true"/>
    </style:style>
    <style:style style:name="T51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2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25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26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27" style:parent-style-name="Normale" style:family="paragraph">
      <style:paragraph-properties style:text-autospace="none" style:vertical-align="auto"/>
      <style:text-properties fo:hyphenate="true"/>
    </style:style>
    <style:style style:name="T52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34" style:parent-style-name="Normale" style:family="paragraph">
      <style:paragraph-properties style:text-autospace="none" style:vertical-align="auto"/>
      <style:text-properties fo:hyphenate="true"/>
    </style:style>
    <style:style style:name="T535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3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9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4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41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4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4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44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45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46" style:parent-style-name="Normale" style:family="paragraph">
      <style:paragraph-properties style:text-autospace="none" style:vertical-align="auto"/>
      <style:text-properties fo:hyphenate="true"/>
    </style:style>
    <style:style style:name="T54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48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4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51" style:parent-style-name="Normale" style:family="paragraph">
      <style:paragraph-properties style:text-autospace="none" style:vertical-align="auto"/>
      <style:text-properties fo:hyphenate="true"/>
    </style:style>
    <style:style style:name="T55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5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5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5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59" style:parent-style-name="Normale" style:family="paragraph">
      <style:paragraph-properties style:text-autospace="none" style:vertical-align="auto"/>
      <style:text-properties fo:hyphenate="true"/>
    </style:style>
    <style:style style:name="T56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6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4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6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6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68" style:parent-style-name="Normale" style:family="paragraph">
      <style:paragraph-properties style:text-autospace="none" style:vertical-align="auto"/>
      <style:text-properties fo:hyphenate="true"/>
    </style:style>
    <style:style style:name="T56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7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7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7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7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7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7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76" style:parent-style-name="Normale" style:family="paragraph">
      <style:paragraph-properties style:text-autospace="none" style:vertical-align="auto"/>
      <style:text-properties fo:hyphenate="true"/>
    </style:style>
    <style:style style:name="T57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7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7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8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82" style:parent-style-name="Normale" style:family="paragraph">
      <style:paragraph-properties style:text-autospace="none" style:vertical-align="auto"/>
      <style:text-properties fo:hyphenate="true"/>
    </style:style>
    <style:style style:name="T58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8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8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8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8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8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89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90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9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92" style:parent-style-name="Textbody" style:family="paragraph">
      <style:paragraph-properties fo:margin-bottom="0in" fo:line-height="100%"/>
    </style:style>
    <style:style style:name="P593" style:parent-style-name="Textbody" style:family="paragraph">
      <style:paragraph-properties fo:margin-bottom="0in" fo:line-height="100%"/>
    </style:style>
    <style:style style:name="P594" style:parent-style-name="Textbody" style:family="paragraph">
      <style:paragraph-properties fo:margin-bottom="0in" fo:line-height="100%"/>
    </style:style>
    <style:style style:name="P595" style:parent-style-name="Normale" style:family="paragraph">
      <style:paragraph-properties style:text-autospace="none" style:vertical-align="auto"/>
      <style:text-properties fo:hyphenate="true"/>
    </style:style>
    <style:style style:name="T59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597" style:parent-style-name="Textbody" style:family="paragraph">
      <style:paragraph-properties fo:margin-bottom="0in" fo:line-height="100%"/>
    </style:style>
    <style:style style:name="P598" style:parent-style-name="Textbody" style:family="paragraph">
      <style:paragraph-properties fo:margin-bottom="0in" fo:line-height="100%"/>
    </style:style>
    <style:style style:name="P599" style:parent-style-name="Textbody" style:family="paragraph">
      <style:paragraph-properties fo:margin-bottom="0in" fo:line-height="100%"/>
    </style:style>
    <style:style style:name="P600" style:parent-style-name="Textbody" style:family="paragraph">
      <style:paragraph-properties fo:margin-bottom="0in" fo:line-height="100%"/>
    </style:style>
    <style:style style:name="P601" style:parent-style-name="Textbody" style:family="paragraph">
      <style:paragraph-properties fo:margin-bottom="0in" fo:line-height="100%"/>
    </style:style>
    <style:style style:name="P602" style:parent-style-name="Textbody" style:family="paragraph">
      <style:paragraph-properties fo:margin-bottom="0in" fo:line-height="100%"/>
    </style:style>
    <style:style style:name="P603" style:parent-style-name="Textbody" style:family="paragraph">
      <style:paragraph-properties fo:margin-bottom="0in" fo:line-height="100%"/>
    </style:style>
    <style:style style:name="P604" style:parent-style-name="Textbody" style:family="paragraph">
      <style:paragraph-properties fo:margin-bottom="0in" fo:line-height="100%"/>
    </style:style>
    <style:style style:name="P605" style:parent-style-name="Standard" style:family="paragraph">
      <style:text-properties fo:color="#FF0000"/>
    </style:style>
    <style:style style:name="T606" style:parent-style-name="Car.predefinitoparagrafo" style:family="text">
      <style:text-properties fo:font-weight="bold" style:font-weight-asian="bold" style:font-weight-complex="bold"/>
    </style:style>
    <style:style style:name="T607" style:parent-style-name="Car.predefinitoparagrafo" style:family="text">
      <style:text-properties fo:font-weight="bold" style:font-weight-asian="bold" style:font-weight-complex="bold"/>
    </style:style>
    <style:style style:name="T608" style:parent-style-name="Car.predefinitoparagrafo" style:family="text">
      <style:text-properties fo:font-weight="bold" style:font-weight-asian="bold" style:font-weight-complex="bold"/>
    </style:style>
    <style:style style:name="T609" style:parent-style-name="Car.predefinitoparagrafo" style:family="text">
      <style:text-properties fo:font-weight="bold" style:font-weight-asian="bold" style:font-weight-complex="bold" fo:language="en" fo:country="GB"/>
    </style:style>
    <style:style style:name="P610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11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12" style:parent-style-name="Normale" style:family="paragraph">
      <style:paragraph-properties style:text-autospace="none" style:vertical-align="auto"/>
      <style:text-properties fo:hyphenate="true"/>
    </style:style>
    <style:style style:name="T613" style:parent-style-name="Car.predefinitoparagrafo" style:family="text">
      <style:text-properties style:font-name="Verdana" style:font-name-complex="Verdana" style:letter-kerning="false" fo:language="en" fo:country="GB" style:language-complex="ar" style:country-complex="SA"/>
    </style:style>
    <style:style style:name="T614" style:parent-style-name="Car.predefinitoparagrafo" style:family="text">
      <style:text-properties style:font-name="Verdana" style:font-name-complex="Verdana" style:letter-kerning="false" style:language-complex="ar" style:country-complex="SA"/>
    </style:style>
    <style:style style:name="P615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16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17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18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19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20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21" style:parent-style-name="Normale" style:family="paragraph">
      <style:paragraph-properties style:text-autospace="none" style:vertical-align="auto"/>
      <style:text-properties fo:hyphenate="true"/>
    </style:style>
    <style:style style:name="T622" style:parent-style-name="Car.predefinitoparagrafo" style:family="text">
      <style:text-properties style:font-name="Verdana" style:font-name-complex="Verdana" style:letter-kerning="false" style:language-complex="ar" style:country-complex="SA"/>
    </style:style>
    <style:style style:name="T623" style:parent-style-name="Car.predefinitoparagrafo" style:family="text">
      <style:text-properties style:font-name="Verdana" style:font-name-complex="Verdana" style:letter-kerning="false" fo:language="en" fo:country="GB" style:language-complex="ar" style:country-complex="SA"/>
    </style:style>
    <style:style style:name="P624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25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26" style:parent-style-name="Textbody" style:family="paragraph">
      <style:paragraph-properties fo:margin-bottom="0in" fo:line-height="100%"/>
      <style:text-properties fo:language="en" fo:country="GB"/>
    </style:style>
    <style:style style:name="P627" style:parent-style-name="Textbody" style:family="paragraph">
      <style:paragraph-properties fo:margin-bottom="0in" fo:line-height="100%"/>
    </style:style>
    <style:style style:name="P628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29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3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31" style:parent-style-name="Textbody" style:family="paragraph">
      <style:paragraph-properties fo:margin-bottom="0in" fo:line-height="100%"/>
    </style:style>
    <style:style style:name="P632" style:parent-style-name="Textbody" style:family="paragraph">
      <style:paragraph-properties fo:margin-bottom="0in" fo:line-height="100%"/>
    </style:style>
    <style:style style:name="P633" style:parent-style-name="Textbody" style:family="paragraph">
      <style:paragraph-properties fo:margin-bottom="0in" fo:line-height="100%"/>
    </style:style>
    <style:style style:name="P634" style:parent-style-name="Textbody" style:family="paragraph">
      <style:paragraph-properties fo:margin-bottom="0in" fo:line-height="100%"/>
    </style:style>
    <style:style style:name="P635" style:parent-style-name="Textbody" style:family="paragraph">
      <style:paragraph-properties fo:margin-bottom="0in" fo:line-height="100%"/>
    </style:style>
    <style:style style:name="P636" style:parent-style-name="Textbody" style:family="paragraph">
      <style:paragraph-properties fo:margin-bottom="0in" fo:line-height="100%"/>
    </style:style>
    <style:style style:name="P637" style:parent-style-name="Textbody" style:family="paragraph">
      <style:paragraph-properties fo:margin-bottom="0in" fo:line-height="100%"/>
    </style:style>
    <style:style style:name="P638" style:parent-style-name="Textbody" style:family="paragraph">
      <style:paragraph-properties fo:margin-bottom="0in" fo:line-height="100%"/>
    </style:style>
    <style:style style:name="P639" style:parent-style-name="Textbody" style:family="paragraph">
      <style:paragraph-properties fo:margin-bottom="0in" fo:line-height="100%"/>
    </style:style>
    <style:style style:name="P640" style:parent-style-name="Textbody" style:family="paragraph">
      <style:paragraph-properties fo:margin-bottom="0in" fo:line-height="100%"/>
    </style:style>
    <style:style style:name="P641" style:parent-style-name="Textbody" style:family="paragraph">
      <style:paragraph-properties fo:margin-bottom="0in" fo:line-height="100%"/>
    </style:style>
    <style:style style:name="P642" style:parent-style-name="Textbody" style:family="paragraph">
      <style:paragraph-properties fo:margin-bottom="0in" fo:line-height="100%"/>
    </style:style>
    <style:style style:name="P643" style:parent-style-name="Textbody" style:family="paragraph">
      <style:paragraph-properties fo:margin-bottom="0in" fo:line-height="100%"/>
    </style:style>
    <style:style style:name="P644" style:parent-style-name="Textbody" style:family="paragraph">
      <style:paragraph-properties fo:margin-bottom="0in" fo:line-height="100%"/>
    </style:style>
    <style:style style:name="P645" style:parent-style-name="Textbody" style:family="paragraph">
      <style:paragraph-properties fo:margin-bottom="0in" fo:line-height="100%"/>
    </style:style>
    <style:style style:name="P646" style:parent-style-name="Textbody" style:family="paragraph">
      <style:paragraph-properties fo:margin-bottom="0in" fo:line-height="100%"/>
    </style:style>
    <style:style style:name="P647" style:parent-style-name="Textbody" style:family="paragraph">
      <style:paragraph-properties fo:margin-bottom="0in" fo:line-height="100%"/>
    </style:style>
    <style:style style:name="P648" style:parent-style-name="Textbody" style:family="paragraph">
      <style:paragraph-properties fo:margin-bottom="0in" fo:line-height="100%"/>
    </style:style>
    <style:style style:name="P649" style:parent-style-name="Textbody" style:family="paragraph">
      <style:paragraph-properties fo:margin-bottom="0in" fo:line-height="100%"/>
    </style:style>
    <style:style style:name="P650" style:parent-style-name="Textbody" style:family="paragraph">
      <style:paragraph-properties fo:margin-bottom="0in" fo:line-height="100%"/>
    </style:style>
    <style:style style:name="P651" style:parent-style-name="Textbody" style:family="paragraph">
      <style:paragraph-properties fo:margin-bottom="0in" fo:line-height="100%"/>
    </style:style>
    <style:style style:name="P652" style:parent-style-name="Textbody" style:family="paragraph">
      <style:paragraph-properties fo:margin-bottom="0in" fo:line-height="100%"/>
    </style:style>
    <style:style style:name="P653" style:parent-style-name="Textbody" style:family="paragraph">
      <style:paragraph-properties fo:margin-bottom="0in" fo:line-height="100%"/>
    </style:style>
    <style:style style:name="P654" style:parent-style-name="Textbody" style:family="paragraph">
      <style:paragraph-properties fo:margin-bottom="0in" fo:line-height="100%"/>
    </style:style>
    <style:style style:name="P655" style:parent-style-name="Textbody" style:family="paragraph">
      <style:paragraph-properties fo:margin-bottom="0in" fo:line-height="100%"/>
    </style:style>
    <style:style style:name="P656" style:parent-style-name="Textbody" style:family="paragraph">
      <style:paragraph-properties fo:margin-bottom="0in" fo:line-height="100%"/>
    </style:style>
    <style:style style:name="P657" style:parent-style-name="Textbody" style:family="paragraph">
      <style:paragraph-properties fo:margin-bottom="0in" fo:line-height="100%"/>
    </style:style>
    <style:style style:name="P658" style:parent-style-name="Normale" style:family="paragraph">
      <style:paragraph-properties style:text-autospace="none" style:vertical-align="auto"/>
      <style:text-properties fo:hyphenate="true"/>
    </style:style>
    <style:style style:name="T65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6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61" style:parent-style-name="Normale" style:family="paragraph">
      <style:paragraph-properties style:text-autospace="none" style:vertical-align="auto"/>
      <style:text-properties fo:hyphenate="true"/>
    </style:style>
    <style:style style:name="T66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6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66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65" style:parent-style-name="Normale" style:family="paragraph">
      <style:paragraph-properties style:text-autospace="none" style:vertical-align="auto"/>
      <style:text-properties fo:hyphenate="true"/>
    </style:style>
    <style:style style:name="T66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67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68" style:parent-style-name="Normale" style:family="paragraph">
      <style:paragraph-properties style:text-autospace="none" style:vertical-align="auto"/>
      <style:text-properties fo:hyphenate="true"/>
    </style:style>
    <style:style style:name="T66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7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71" style:parent-style-name="Normale" style:family="paragraph">
      <style:paragraph-properties style:text-autospace="none" style:vertical-align="auto"/>
      <style:text-properties fo:hyphenate="true"/>
    </style:style>
    <style:style style:name="T67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7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74" style:parent-style-name="Normale" style:family="paragraph">
      <style:paragraph-properties style:text-autospace="none" style:vertical-align="auto"/>
      <style:text-properties fo:hyphenate="true"/>
    </style:style>
    <style:style style:name="T67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7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7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678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79" style:parent-style-name="Normale" style:family="paragraph">
      <style:paragraph-properties style:text-autospace="none" style:vertical-align="auto"/>
      <style:text-properties fo:hyphenate="true"/>
    </style:style>
    <style:style style:name="T68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8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68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8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684" style:parent-style-name="Normale" style:family="paragraph">
      <style:paragraph-properties style:text-autospace="none" style:vertical-align="auto"/>
      <style:text-properties fo:hyphenate="true"/>
    </style:style>
    <style:style style:name="T68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8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87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688" style:parent-style-name="Normale" style:family="paragraph">
      <style:paragraph-properties style:text-autospace="none" style:vertical-align="auto"/>
      <style:text-properties fo:hyphenate="true"/>
    </style:style>
    <style:style style:name="T68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9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9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9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9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9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9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696" style:parent-style-name="Normale" style:family="paragraph">
      <style:paragraph-properties style:text-autospace="none" style:vertical-align="auto"/>
      <style:text-properties fo:hyphenate="true"/>
    </style:style>
    <style:style style:name="T69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9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9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0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0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704" style:parent-style-name="Normale" style:family="paragraph">
      <style:paragraph-properties style:text-autospace="none" style:vertical-align="auto"/>
      <style:text-properties fo:hyphenate="true"/>
    </style:style>
    <style:style style:name="T70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0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0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712" style:parent-style-name="Normale" style:family="paragraph">
      <style:paragraph-properties style:text-autospace="none" style:vertical-align="auto"/>
      <style:text-properties fo:hyphenate="true"/>
    </style:style>
    <style:style style:name="T7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1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1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1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1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1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20" style:parent-style-name="Normale" style:family="paragraph">
      <style:paragraph-properties style:text-autospace="none" style:vertical-align="auto"/>
      <style:text-properties fo:hyphenate="true"/>
    </style:style>
    <style:style style:name="T7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2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2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2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2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26" style:parent-style-name="Normale" style:family="paragraph">
      <style:paragraph-properties style:text-autospace="none" style:vertical-align="auto"/>
      <style:text-properties fo:hyphenate="true"/>
    </style:style>
    <style:style style:name="T72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28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2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30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3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3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3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3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35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3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3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38" style:parent-style-name="Normale" style:family="paragraph">
      <style:paragraph-properties style:text-autospace="none" style:vertical-align="auto"/>
      <style:text-properties fo:hyphenate="true"/>
    </style:style>
    <style:style style:name="T73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40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4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2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4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4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47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4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5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51" style:parent-style-name="Normale" style:family="paragraph">
      <style:paragraph-properties style:text-autospace="none" style:vertical-align="auto"/>
      <style:text-properties fo:hyphenate="true"/>
    </style:style>
    <style:style style:name="T75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5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54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5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56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57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5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5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6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61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6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63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64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6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6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67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6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6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7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7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7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73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74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75" style:parent-style-name="Normale" style:family="paragraph">
      <style:paragraph-properties style:text-autospace="none" style:vertical-align="auto"/>
      <style:text-properties fo:hyphenate="true"/>
    </style:style>
    <style:style style:name="T77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77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77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79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78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8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8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83" style:parent-style-name="Normale" style:family="paragraph">
      <style:paragraph-properties style:text-autospace="none" style:vertical-align="auto"/>
      <style:text-properties fo:hyphenate="true"/>
    </style:style>
    <style:style style:name="T78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8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86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78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88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78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9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9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92" style:parent-style-name="Normale" style:family="paragraph">
      <style:paragraph-properties style:text-autospace="none" style:vertical-align="auto"/>
      <style:text-properties fo:hyphenate="true"/>
    </style:style>
    <style:style style:name="T79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9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9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96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79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9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9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800" style:parent-style-name="Normale" style:family="paragraph">
      <style:paragraph-properties style:text-autospace="none" style:vertical-align="auto"/>
      <style:text-properties fo:hyphenate="true"/>
    </style:style>
    <style:style style:name="T80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0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803" style:parent-style-name="Textbody" style:family="paragraph">
      <style:paragraph-properties fo:margin-bottom="0in" fo:line-height="100%"/>
    </style:style>
    <style:style style:name="P804" style:parent-style-name="Textbody" style:family="paragraph">
      <style:paragraph-properties fo:margin-bottom="0in" fo:line-height="100%"/>
    </style:style>
    <style:style style:name="P805" style:parent-style-name="Textbody" style:family="paragraph">
      <style:paragraph-properties fo:margin-bottom="0in" fo:line-height="100%"/>
    </style:style>
    <style:style style:name="P806" style:parent-style-name="Textbody" style:family="paragraph">
      <style:paragraph-properties fo:margin-bottom="0in" fo:line-height="100%"/>
    </style:style>
    <style:style style:name="P807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08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09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10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11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12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3" style:parent-style-name="Car.predefinitoparagrafo" style:family="text"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814" style:parent-style-name="Car.predefinitoparagrafo" style:family="text">
      <style:text-properties style:font-name="Consolas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P815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P816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7" style:parent-style-name="Car.predefinitoparagrafo" style:family="text">
      <style:text-properties style:font-name="Consolas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P818" style:parent-style-name="Textbody" style:family="paragraph">
      <style:paragraph-properties fo:margin-bottom="0in" fo:line-height="100%"/>
    </style:style>
    <style:style style:name="P819" style:parent-style-name="Textbody" style:family="paragraph">
      <style:paragraph-properties fo:margin-bottom="0in" fo:line-height="100%"/>
    </style:style>
    <style:style style:name="P820" style:parent-style-name="Textbody" style:family="paragraph">
      <style:paragraph-properties fo:margin-bottom="0in" fo:line-height="100%"/>
    </style:style>
    <style:style style:name="P821" style:parent-style-name="Textbody" style:family="paragraph">
      <style:paragraph-properties fo:margin-bottom="0in" fo:line-height="100%"/>
    </style:style>
    <style:style style:name="P822" style:parent-style-name="Textbody" style:family="paragraph">
      <style:paragraph-properties fo:margin-bottom="0in" fo:line-height="100%"/>
    </style:style>
    <style:style style:name="P823" style:parent-style-name="Textbody" style:family="paragraph">
      <style:paragraph-properties fo:margin-bottom="0in" fo:line-height="100%"/>
    </style:style>
    <style:style style:name="P824" style:parent-style-name="Textbody" style:family="paragraph">
      <style:paragraph-properties fo:margin-bottom="0in" fo:line-height="100%"/>
    </style:style>
    <style:style style:name="P825" style:parent-style-name="Textbody" style:family="paragraph">
      <style:paragraph-properties fo:margin-bottom="0in" fo:line-height="100%"/>
    </style:style>
    <style:style style:name="P826" style:parent-style-name="Textbody" style:family="paragraph">
      <style:paragraph-properties fo:margin-bottom="0in" fo:line-height="100%"/>
    </style:style>
    <style:style style:name="P827" style:parent-style-name="Textbody" style:family="paragraph">
      <style:paragraph-properties fo:margin-bottom="0in" fo:line-height="100%"/>
    </style:style>
    <style:style style:name="P828" style:parent-style-name="Textbody" style:family="paragraph">
      <style:paragraph-properties fo:margin-bottom="0in" fo:line-height="100%"/>
    </style:style>
    <style:style style:name="P829" style:parent-style-name="Textbody" style:family="paragraph">
      <style:paragraph-properties fo:margin-bottom="0in" fo:line-height="100%"/>
    </style:style>
    <style:style style:name="P830" style:parent-style-name="Textbody" style:family="paragraph">
      <style:paragraph-properties fo:margin-bottom="0in" fo:line-height="100%"/>
    </style:style>
    <style:style style:name="P831" style:parent-style-name="Textbody" style:family="paragraph">
      <style:paragraph-properties fo:margin-bottom="0in" fo:line-height="100%"/>
    </style:style>
    <style:style style:name="P832" style:parent-style-name="Textbody" style:family="paragraph">
      <style:paragraph-properties fo:margin-bottom="0in" fo:line-height="100%"/>
    </style:style>
    <style:style style:name="P833" style:parent-style-name="Textbody" style:family="paragraph">
      <style:paragraph-properties fo:margin-bottom="0in" fo:line-height="100%"/>
    </style:style>
    <style:style style:name="P834" style:parent-style-name="Textbody" style:family="paragraph">
      <style:text-properties fo:language="en" fo:country="GB"/>
    </style:style>
    <style:style style:name="P835" style:parent-style-name="Textbody" style:family="paragraph">
      <style:text-properties fo:language="en" fo:country="GB"/>
    </style:style>
    <style:style style:name="P836" style:parent-style-name="Textbody" style:family="paragraph">
      <style:text-properties fo:language="en" fo:country="GB"/>
    </style:style>
    <style:style style:name="P837" style:parent-style-name="Textbody" style:family="paragraph">
      <style:text-properties fo:language="en" fo:country="GB"/>
    </style:style>
    <style:style style:name="P838" style:parent-style-name="Textbody" style:family="paragraph">
      <style:text-properties fo:language="en" fo:country="GB"/>
    </style:style>
    <style:style style:name="P839" style:parent-style-name="Textbody" style:family="paragraph">
      <style:text-properties fo:language="en" fo:country="GB"/>
    </style:style>
    <style:style style:name="P840" style:parent-style-name="Textbody" style:family="paragraph">
      <style:text-properties fo:language="en" fo:country="GB"/>
    </style:style>
    <style:style style:name="P841" style:parent-style-name="Textbody" style:family="paragraph">
      <style:text-properties fo:language="en" fo:country="GB"/>
    </style:style>
    <style:style style:name="P842" style:parent-style-name="Textbody" style:family="paragraph">
      <style:text-properties fo:language="en" fo:country="GB"/>
    </style:style>
    <style:style style:name="P843" style:parent-style-name="Textbody" style:family="paragraph">
      <style:text-properties fo:language="en" fo:country="GB"/>
    </style:style>
    <style:style style:name="P844" style:parent-style-name="Textbody" style:family="paragraph">
      <style:text-properties fo:language="en" fo:country="GB"/>
    </style:style>
    <style:style style:name="P845" style:parent-style-name="Textbody" style:family="paragraph">
      <style:text-properties fo:language="en" fo:country="GB"/>
    </style:style>
    <style:style style:name="T846" style:parent-style-name="Car.predefinitoparagrafo" style:family="text">
      <style:text-properties fo:language="en" fo:country="GB"/>
    </style:style>
    <style:style style:name="T847" style:parent-style-name="Collegamentoipertestuale" style:family="text">
      <style:text-properties fo:language="en" fo:country="GB"/>
    </style:style>
    <style:style style:name="P848" style:parent-style-name="Textbody" style:family="paragraph">
      <style:text-properties fo:language="en" fo:country="GB"/>
    </style:style>
    <style:style style:name="P849" style:parent-style-name="Textbody" style:family="paragraph">
      <style:text-properties fo:language="en" fo:country="GB"/>
    </style:style>
    <style:style style:name="P850" style:parent-style-name="Textbody" style:family="paragraph">
      <style:text-properties fo:language="en" fo:country="GB"/>
    </style:style>
    <style:style style:name="P851" style:parent-style-name="Textbody" style:family="paragraph">
      <style:text-properties fo:language="en" fo:country="GB"/>
    </style:style>
    <style:style style:name="P852" style:parent-style-name="Textbody" style:family="paragraph">
      <style:text-properties fo:language="en" fo:country="GB"/>
    </style:style>
    <style:style style:name="P853" style:parent-style-name="Textbody" style:family="paragraph">
      <style:text-properties fo:language="en" fo:country="GB"/>
    </style:style>
    <style:style style:name="P854" style:parent-style-name="Textbody" style:family="paragraph">
      <style:text-properties fo:language="en" fo:country="GB"/>
    </style:style>
    <style:style style:name="P855" style:parent-style-name="Textbody" style:family="paragraph">
      <style:text-properties fo:language="en" fo:country="GB"/>
    </style:style>
    <style:style style:name="P856" style:parent-style-name="Textbody" style:family="paragraph">
      <style:text-properties fo:language="en" fo:country="GB"/>
    </style:style>
    <style:style style:name="T857" style:parent-style-name="Car.predefinitoparagrafo" style:family="text">
      <style:text-properties fo:language="en" fo:country="GB"/>
    </style:style>
    <style:style style:name="P858" style:parent-style-name="Textbody" style:family="paragraph">
      <style:paragraph-properties fo:margin-bottom="0in" fo:line-height="100%"/>
    </style:style>
    <style:style style:name="P859" style:parent-style-name="Textbody" style:family="paragraph">
      <style:paragraph-properties fo:margin-bottom="0in" fo:line-height="100%"/>
    </style:style>
    <style:style style:name="P860" style:parent-style-name="Textbody" style:family="paragraph">
      <style:paragraph-properties fo:margin-bottom="0in" fo:line-height="100%"/>
    </style:style>
    <style:style style:name="P861" style:parent-style-name="Textbody" style:family="paragraph">
      <style:paragraph-properties fo:margin-bottom="0in" fo:line-height="100%"/>
    </style:style>
    <style:style style:name="P862" style:parent-style-name="Textbody" style:family="paragraph">
      <style:paragraph-properties fo:margin-bottom="0in" fo:line-height="100%"/>
    </style:style>
    <style:style style:name="P863" style:parent-style-name="Textbody" style:family="paragraph">
      <style:paragraph-properties fo:margin-bottom="0in" fo:line-height="100%"/>
    </style:style>
    <style:style style:name="P864" style:parent-style-name="Textbody" style:family="paragraph">
      <style:paragraph-properties fo:margin-bottom="0in" fo:line-height="100%"/>
    </style:style>
    <style:style style:name="P865" style:parent-style-name="Textbody" style:family="paragraph">
      <style:paragraph-properties fo:margin-bottom="0in" fo:line-height="100%"/>
    </style:style>
    <style:style style:name="P866" style:parent-style-name="Textbody" style:family="paragraph">
      <style:paragraph-properties fo:margin-bottom="0in" fo:line-height="100%"/>
    </style:style>
    <style:style style:name="P867" style:parent-style-name="Textbody" style:family="paragraph">
      <style:paragraph-properties fo:margin-bottom="0in" fo:line-height="100%"/>
    </style:style>
    <style:style style:name="P868" style:parent-style-name="Textbody" style:family="paragraph">
      <style:paragraph-properties fo:margin-bottom="0in" fo:line-height="100%"/>
    </style:style>
    <style:style style:name="P869" style:parent-style-name="Textbody" style:family="paragraph">
      <style:paragraph-properties fo:margin-bottom="0in" fo:line-height="100%"/>
      <style:text-properties fo:color="#FF0000"/>
    </style:style>
    <style:style style:name="T870" style:parent-style-name="Car.predefinitoparagrafo" style:family="text">
      <style:text-properties fo:font-weight="bold" style:font-weight-asian="bold" style:font-weight-complex="bold"/>
    </style:style>
    <style:style style:name="T871" style:parent-style-name="Car.predefinitoparagrafo" style:family="text">
      <style:text-properties fo:font-weight="bold" style:font-weight-asian="bold" style:font-weight-complex="bold"/>
    </style:style>
    <style:style style:name="T872" style:parent-style-name="Car.predefinitoparagrafo" style:family="text">
      <style:text-properties fo:font-weight="bold" style:font-weight-asian="bold" style:font-weight-complex="bold"/>
    </style:style>
    <style:style style:name="T873" style:parent-style-name="Car.predefinitoparagrafo" style:family="text">
      <style:text-properties fo:font-weight="bold" style:font-weight-asian="bold" style:font-weight-complex="bold" fo:language="en" fo:country="GB"/>
    </style:style>
    <style:style style:name="P874" style:parent-style-name="Textbody" style:family="paragraph">
      <style:text-properties fo:language="en" fo:country="GB"/>
    </style:style>
    <style:style style:name="P875" style:parent-style-name="Textbody" style:family="paragraph">
      <style:text-properties fo:language="en" fo:country="GB"/>
    </style:style>
    <style:style style:name="P876" style:parent-style-name="Textbody" style:family="paragraph">
      <style:text-properties fo:language="en" fo:country="GB"/>
    </style:style>
    <style:style style:name="P877" style:parent-style-name="Textbody" style:family="paragraph">
      <style:text-properties fo:language="en" fo:country="GB"/>
    </style:style>
    <style:style style:name="P878" style:parent-style-name="Textbody" style:family="paragraph">
      <style:text-properties fo:language="en" fo:country="GB"/>
    </style:style>
    <style:style style:name="P879" style:parent-style-name="Textbody" style:family="paragraph">
      <style:text-properties fo:language="en" fo:country="GB"/>
    </style:style>
    <style:style style:name="P880" style:parent-style-name="Textbody" style:family="paragraph">
      <style:text-properties fo:language="en" fo:country="GB"/>
    </style:style>
    <style:style style:name="P881" style:parent-style-name="Textbody" style:family="paragraph">
      <style:text-properties fo:language="en" fo:country="GB"/>
    </style:style>
    <style:style style:name="P882" style:parent-style-name="Textbody" style:family="paragraph">
      <style:text-properties fo:language="en" fo:country="GB"/>
    </style:style>
    <style:style style:name="P883" style:parent-style-name="Textbody" style:family="paragraph">
      <style:text-properties fo:language="en" fo:country="GB"/>
    </style:style>
    <style:style style:name="P884" style:parent-style-name="Textbody" style:family="paragraph">
      <style:text-properties fo:language="en" fo:country="GB"/>
    </style:style>
    <style:style style:name="P885" style:parent-style-name="Textbody" style:family="paragraph">
      <style:text-properties fo:language="en" fo:country="GB"/>
    </style:style>
    <style:style style:name="P886" style:parent-style-name="Textbody" style:family="paragraph">
      <style:text-properties fo:language="en" fo:country="GB"/>
    </style:style>
    <style:style style:name="P887" style:parent-style-name="Textbody" style:family="paragraph">
      <style:text-properties fo:language="en" fo:country="GB"/>
    </style:style>
    <style:style style:name="P888" style:parent-style-name="Textbody" style:family="paragraph">
      <style:text-properties fo:language="en" fo:country="GB"/>
    </style:style>
    <style:style style:name="P889" style:parent-style-name="Textbody" style:family="paragraph">
      <style:text-properties fo:language="en" fo:country="GB"/>
    </style:style>
    <style:style style:name="P890" style:parent-style-name="Textbody" style:family="paragraph">
      <style:text-properties fo:language="en" fo:country="GB"/>
    </style:style>
    <style:style style:name="P891" style:parent-style-name="Textbody" style:family="paragraph">
      <style:text-properties fo:language="en" fo:country="GB"/>
    </style:style>
    <style:style style:name="P892" style:parent-style-name="Textbody" style:family="paragraph">
      <style:text-properties fo:language="en" fo:country="GB"/>
    </style:style>
    <style:style style:name="P893" style:parent-style-name="Textbody" style:family="paragraph">
      <style:text-properties fo:language="en" fo:country="GB"/>
    </style:style>
    <style:style style:name="P894" style:parent-style-name="Textbody" style:family="paragraph">
      <style:text-properties fo:language="en" fo:country="GB"/>
    </style:style>
    <style:style style:name="P895" style:parent-style-name="Textbody" style:family="paragraph">
      <style:text-properties fo:language="en" fo:country="GB"/>
    </style:style>
    <style:style style:name="P896" style:parent-style-name="Textbody" style:family="paragraph">
      <style:text-properties fo:language="en" fo:country="GB"/>
    </style:style>
    <style:style style:name="T897" style:parent-style-name="Car.predefinitoparagrafo" style:family="text">
      <style:text-properties fo:language="en" fo:country="GB"/>
    </style:style>
    <style:style style:name="P898" style:parent-style-name="Textbody" style:family="paragraph">
      <style:paragraph-properties fo:margin-bottom="0in" fo:line-height="100%"/>
    </style:style>
    <style:style style:name="P899" style:parent-style-name="Textbody" style:family="paragraph">
      <style:paragraph-properties fo:margin-bottom="0in" fo:line-height="100%"/>
    </style:style>
    <style:style style:name="P900" style:parent-style-name="Textbody" style:family="paragraph">
      <style:paragraph-properties fo:margin-bottom="0in" fo:line-height="100%"/>
    </style:style>
    <style:style style:name="P901" style:parent-style-name="Textbody" style:family="paragraph">
      <style:paragraph-properties fo:margin-bottom="0in" fo:line-height="100%"/>
    </style:style>
    <style:style style:name="P902" style:parent-style-name="Textbody" style:family="paragraph">
      <style:text-properties fo:language="en" fo:country="GB"/>
    </style:style>
    <style:style style:name="P903" style:parent-style-name="Textbody" style:family="paragraph">
      <style:text-properties fo:language="en" fo:country="GB"/>
    </style:style>
    <style:style style:name="P904" style:parent-style-name="Textbody" style:family="paragraph">
      <style:text-properties fo:language="en" fo:country="GB"/>
    </style:style>
    <style:style style:name="P905" style:parent-style-name="Textbody" style:family="paragraph">
      <style:text-properties fo:language="en" fo:country="GB"/>
    </style:style>
    <style:style style:name="P906" style:parent-style-name="Textbody" style:family="paragraph">
      <style:text-properties fo:language="en" fo:country="GB"/>
    </style:style>
    <style:style style:name="T907" style:parent-style-name="Car.predefinitoparagrafo" style:family="text">
      <style:text-properties fo:language="en" fo:country="GB"/>
    </style:style>
    <style:style style:name="P908" style:parent-style-name="Textbody" style:family="paragraph">
      <style:paragraph-properties fo:margin-bottom="0in" fo:line-height="100%"/>
    </style:style>
    <style:style style:name="P909" style:parent-style-name="Textbody" style:family="paragraph">
      <style:paragraph-properties fo:margin-bottom="0in" fo:line-height="100%"/>
    </style:style>
    <style:style style:name="P910" style:parent-style-name="Textbody" style:family="paragraph">
      <style:paragraph-properties fo:margin-bottom="0in" fo:line-height="100%"/>
    </style:style>
    <style:style style:name="P911" style:parent-style-name="Textbody" style:family="paragraph">
      <style:paragraph-properties fo:margin-bottom="0in" fo:line-height="100%"/>
    </style:style>
    <style:style style:name="P912" style:parent-style-name="Textbody" style:family="paragraph">
      <style:paragraph-properties fo:margin-bottom="0in" fo:line-height="100%"/>
      <style:text-properties fo:color="#FF0000"/>
    </style:style>
    <style:style style:name="P913" style:parent-style-name="Textbody" style:family="paragraph">
      <style:paragraph-properties fo:margin-bottom="0in" fo:line-height="100%"/>
      <style:text-properties fo:color="#FF0000"/>
    </style:style>
    <style:style style:name="P914" style:parent-style-name="Textbody" style:family="paragraph">
      <style:paragraph-properties fo:margin-bottom="0in" fo:line-height="100%"/>
      <style:text-properties fo:color="#FF0000"/>
    </style:style>
    <style:style style:name="P915" style:parent-style-name="Textbody" style:family="paragraph">
      <style:paragraph-properties fo:margin-bottom="0in" fo:line-height="100%"/>
      <style:text-properties fo:color="#FF0000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QUERY SPARQL</text:p>
      <text:p text:style-name="P2"/>
      <text:p text:style-name="P3"><text:span text:style-name="T4">PREFIX<text:s/></text:span><text:span text:style-name="T5">: &lt;http://www.semanticweb.org/OntologiaRicercaLavoro#&gt;</text:span></text:p>
      <text:p text:style-name="P6"><text:span text:style-name="T7">PREFIX<text:s/></text:span><text:span text:style-name="T8">foaf: &lt;</text:span><text:a xlink:href="http://xmlns.com/foaf/0.1/" office:target-frame-name="_top" xlink:show="replace"><text:span text:style-name="T9">http://xmlns.com/foaf/0.1/</text:span></text:a><text:span text:style-name="T10">&gt;</text:span></text:p>
      <text:p text:style-name="P11"><text:span text:style-name="T12">PREFIX</text:span><text:span text:style-name="T13"><text:s/>frapo: &lt;http://purl.org/cerif/frapo/&gt;</text:span></text:p>
      <text:p text:style-name="P14"/>
      <text:p text:style-name="Standard"/>
      <text:p text:style-name="Standard">------------------------------------------------------------------------------------------------------------------------</text:p>
      <text:p text:style-name="P15">1</text:p>
      <text:p text:style-name="Standard"><text:span text:style-name="T16"><text:tab/>COSA FA:</text:span></text:p>
      <text:p text:style-name="Standard">Prende tutti i candidati che hanno una "LaureaSpecialistica" (<text:span text:style-name="T17">Aggiornare la tabella con il<text:s/></text:span><text:span text:style-name="T18">nomeTitoloDiStudi)</text:span></text:p>
      <text:p text:style-name="Standard"><text:tab/><text:span text:style-name="T19">RISULTATO:</text:span></text:p>
      <text:p text:style-name="Standard"><draw:frame draw:style-name="a0" draw:name="Immagine 13" text:anchor-type="as-char" svg:x="0in" svg:y="0in" svg:width="6.69306in" svg:height="0.4625in" style:rel-width="scale" style:rel-height="scale"><draw:image xlink:href="media/image1.png" xlink:type="simple" xlink:show="embed" xlink:actuate="onLoad"/><svg:title/><svg:desc/></draw:frame></text:p>
      <text:p text:style-name="Standard"><text:span text:style-name="T20"><text:tab/></text:span><text:span text:style-name="T21">QUERY:</text:span></text:p>
      <text:p text:style-name="Standard"><text:span text:style-name="T22">SELECT ?candidato ?ls ?nomeTitoloDiStudi</text:span></text:p>
      <text:p text:style-name="P23">WHERE {</text:p>
      <text:p text:style-name="Standard"><text:span text:style-name="T24"><text:tab/></text:span><text:span text:style-name="T25">?candidato :possiede ?cv.</text:span></text:p>
      <text:p text:style-name="P26"><text:tab/>?cv :contiene ?campi_cv.</text:p>
      <text:p text:style-name="P27"><text:tab/>?campi_cv :haCampo ?ls.</text:p>
      <text:p text:style-name="P28">?ls :nome ?nomeTitoloDiStudi.</text:p>
      <text:p text:style-name="Standard"><text:span text:style-name="T29"><text:tab/></text:span><text:span text:style-name="T30">?cv rdf:type :CV.</text:span></text:p>
      <text:p text:style-name="P31"><text:tab/>?campi_cv rdf:type<text:s/>:Campi_CV.</text:p>
      <text:p text:style-name="Standard"><text:span text:style-name="T32"><text:tab/></text:span><text:span text:style-name="T33">?ls rdf:type :LaureaSpecialistica.</text:span></text:p>
      <text:p text:style-name="P34">}</text:p>
      <text:p text:style-name="Standard"/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35"/>
      <text:p text:style-name="Standard">------------------------------------------------------------------------------------------------------------------------</text:p>
      <text:p text:style-name="P36">2</text:p>
      <text:p text:style-name="Standard"><text:span text:style-name="T37"><text:tab/>COSA FA:</text:span></text:p>
      <text:p text:style-name="Standard">Il candidato vuole vedere, nella bacheca, tutte le aziende che hanno pubblicato degli annunci</text:p>
      <text:p text:style-name="Standard"><text:tab/><text:span text:style-name="T38">RISULTATO:</text:span></text:p>
      <text:p text:style-name="Standard"><draw:frame draw:style-name="a1" draw:name="Immagine 12" text:anchor-type="as-char" svg:x="0in" svg:y="0in" svg:width="6.69306in" svg:height="0.77222in" style:rel-width="scale" style:rel-height="scale"><draw:image xlink:href="media/image2.png" xlink:type="simple" xlink:show="embed" xlink:actuate="onLoad"/><svg:title/><svg:desc/></draw:frame></text:p>
      <text:p text:style-name="Standard"><text:span text:style-name="T39"><text:tab/>QUERY:</text:span></text:p>
      <text:p text:style-name="P40">SELECT ?azienda ?annuncio</text:p>
      <text:p text:style-name="P41">WHERE {</text:p>
      <text:p text:style-name="P42"><text:tab/>?annuncio :ePubblicato ?azienda.</text:p>
      <text:p text:style-name="P43"><text:tab/>?annuncio rdf:type :Annuncio.</text:p>
      <text:p text:style-name="P44">}</text:p>
      <text:p text:style-name="Standard"/>
      <text:p text:style-name="Standard"><text:span text:style-name="T45">------------------------------------------------------------------------------------------------------------------------</text:span></text:p>
      <text:soft-page-break/>
      <text:p text:style-name="P46">------------------------------------------------------------------------------------------------------------------------</text:p>
      <text:p text:style-name="P47">3</text:p>
      <text:p text:style-name="P48"><text:tab/>COSA FA:</text:p>
      <text:p text:style-name="Standard">Ponendosi dal lato dell’azienda, questa cerca tutti i candidati nel settore informatico con <text:s/>relativi percorsi di studi.</text:p>
      <text:p text:style-name="Standard"><text:tab/><text:span text:style-name="T49">R</text:span><text:span text:style-name="T50">ISULTATO:</text:span></text:p>
      <text:p text:style-name="Standard"><draw:frame draw:style-name="a2" draw:name="Immagine 15" text:anchor-type="as-char" svg:x="0in" svg:y="0in" svg:width="6.69306in" svg:height="0.79931in" style:rel-width="scale" style:rel-height="scale"><draw:image xlink:href="media/image3.png" xlink:type="simple" xlink:show="embed" xlink:actuate="onLoad"/><svg:title/><svg:desc/></draw:frame></text:p>
      <text:p text:style-name="Standard"><text:span text:style-name="T51"><text:tab/>QUERY:</text:span></text:p>
      <text:p text:style-name="P52"/>
      <text:p text:style-name="P53"><text:span text:style-name="T54">SELECT<text:s/></text:span><text:span text:style-name="T55">?candidato ?settoreInformatico<text:s/></text:span><text:span text:style-name="T56">(</text:span><text:span text:style-name="T57">SAMPLE</text:span><text:span text:style-name="T58">(</text:span><text:span text:style-name="T59">?studiUniversitari</text:span><text:span text:style-name="T60">)</text:span><text:span text:style-name="T61"><text:s/></text:span><text:span text:style-name="T62">AS</text:span><text:span text:style-name="T63"><text:s/>?StudiUni</text:span><text:span text:style-name="T64">)</text:span><text:span text:style-name="T65"><text:s/></text:span><text:span text:style-name="T66">(</text:span><text:span text:style-name="T67">SAMPLE</text:span><text:span text:style-name="T68">(</text:span><text:span text:style-name="T69">?nomeTitoloDiStudi</text:span><text:span text:style-name="T70">)</text:span><text:span text:style-name="T71"><text:s/>AS<text:s/></text:span><text:span text:style-name="T72">?candidatoNTDS</text:span><text:span text:style-name="T73">)</text:span></text:p>
      <text:p text:style-name="P74"><text:span text:style-name="T75">WHERE<text:s/></text:span><text:span text:style-name="T76">{</text:span></text:p>
      <text:p text:style-name="P77"><text:span text:style-name="T78"><text:s text:c="4"/></text:span><text:span text:style-name="T79">?candidato</text:span><text:span text:style-name="T80"><text:s/></text:span><text:span text:style-name="T81">:haSettoreDiInteresse</text:span><text:span text:style-name="T82"><text:s/></text:span><text:span text:style-name="T83">?settoreInformatico</text:span><text:span text:style-name="T84">;</text:span></text:p>
      <text:p text:style-name="P85"><text:span text:style-name="T86"><text:s text:c="15"/></text:span><text:span text:style-name="T87">:possiede</text:span><text:span text:style-name="T88"><text:s/></text:span><text:span text:style-name="T89">?cv</text:span><text:span text:style-name="T90">.</text:span></text:p>
      <text:p text:style-name="P91"><text:span text:style-name="T92"><text:s text:c="4"/></text:span><text:span text:style-name="T93">?cv</text:span><text:span text:style-name="T94"><text:s/></text:span><text:span text:style-name="T95">:contiene</text:span><text:span text:style-name="T96"><text:s/></text:span><text:span text:style-name="T97">?campi_cv</text:span><text:span text:style-name="T98">.</text:span></text:p>
      <text:p text:style-name="P99"><text:span text:style-name="T100"><text:s text:c="4"/></text:span><text:span text:style-name="T101">?campi_cv</text:span><text:span text:style-name="T102"><text:s/></text:span><text:span text:style-name="T103">:haCampo</text:span><text:span text:style-name="T104"><text:s/></text:span><text:span text:style-name="T105">?studiUniversitari</text:span><text:span text:style-name="T106">.</text:span></text:p>
      <text:p text:style-name="P107"><text:span text:style-name="T108"><text:s text:c="4"/></text:span><text:span text:style-name="T109">?studiUniversitari</text:span><text:span text:style-name="T110"><text:s/></text:span><text:span text:style-name="T111">:nome</text:span><text:span text:style-name="T112"><text:s/></text:span><text:span text:style-name="T113">?nomeTitoloDiStudi</text:span><text:span text:style-name="T114">.</text:span></text:p>
      <text:p text:style-name="P115"/>
      <text:p text:style-name="P116"><text:span text:style-name="T117"><text:s text:c="4"/></text:span><text:span text:style-name="T118">?settoreInformatico</text:span><text:span text:style-name="T119"><text:s/></text:span><text:span text:style-name="T120">rdf:type</text:span><text:span text:style-name="T121"><text:s/></text:span><text:span text:style-name="T122">:Informatico</text:span><text:span text:style-name="T123">.</text:span></text:p>
      <text:p text:style-name="P124"><text:span text:style-name="T125"><text:s text:c="4"/></text:span><text:span text:style-name="T126">?cv</text:span><text:span text:style-name="T127"><text:s/></text:span><text:span text:style-name="T128">rdf:type</text:span><text:span text:style-name="T129"><text:s/></text:span><text:span text:style-name="T130">:CV</text:span><text:span text:style-name="T131">.</text:span></text:p>
      <text:p text:style-name="P132"><text:span text:style-name="T133"><text:s text:c="4"/></text:span><text:span text:style-name="T134">?campi_cv</text:span><text:span text:style-name="T135"><text:s/></text:span><text:span text:style-name="T136">rdf:type</text:span><text:span text:style-name="T137"><text:s/></text:span><text:span text:style-name="T138">:Campi_CV</text:span><text:span text:style-name="T139">.</text:span></text:p>
      <text:p text:style-name="P140"><text:span text:style-name="T141"><text:s text:c="4"/></text:span><text:span text:style-name="T142">?studiUniversitari</text:span><text:span text:style-name="T143"><text:s/></text:span><text:span text:style-name="T144">rdf:type</text:span><text:span text:style-name="T145"><text:s/></text:span><text:span text:style-name="T146">:StudiUniversitari</text:span><text:span text:style-name="T147">.</text:span></text:p>
      <text:p text:style-name="P148"><text:span text:style-name="T149">}</text:span></text:p>
      <text:p text:style-name="P150"><text:span text:style-name="T151">GROUP</text:span><text:span text:style-name="T152"><text:s/></text:span><text:span text:style-name="T153">BY</text:span><text:span text:style-name="T154"><text:s/></text:span><text:span text:style-name="T155">?candidato ?settoreInformatico</text:span></text:p>
      <text:p text:style-name="P156"/>
      <text:p text:style-name="P157">NUOVAAAAA (funziona correttamente anche con Applicazione):</text:p>
      <text:p text:style-name="P158"/>
      <text:p text:style-name="P159">SELECT distinct ?candidato ?studiUniversitari ?nomeTitoloDiStudi</text:p>
      <text:p text:style-name="P160">WHERE {</text:p>
      <text:p text:style-name="P161"><text:s text:c="5"/>?candidato<text:s/>:possiede ?cv.</text:p>
      <text:p text:style-name="P162"><text:s text:c="4"/>?cv :contiene ?campi_cv.</text:p>
      <text:p text:style-name="P163"><text:span text:style-name="T164"><text:s text:c="4"/>?campi_cv :haCampo ?studiUniversitari.</text:span></text:p>
      <text:p text:style-name="P165"><text:s text:c="4"/>?studiUniversitari :nome ?nomeTitoloDiStudi;</text:p>
      <text:p text:style-name="P166"><text:s text:c="23"/>:haSettoreStudi ?informatico.</text:p>
      <text:p text:style-name="P167"><text:s text:c="4"/>?informatico rdf:type :Informatico.</text:p>
      <text:p text:style-name="P168"><text:span text:style-name="T169"><text:s text:c="4"/></text:span><text:span text:style-name="T170">?cv rdf:type :CV.</text:span></text:p>
      <text:p text:style-name="P171"><text:s text:c="4"/>?campi_cv rdf:type :Campi_CV.</text:p>
      <text:p text:style-name="P172"><text:span text:style-name="T173"><text:s text:c="4"/></text:span><text:span text:style-name="T174">?studiUniversitari rdf:type :StudiUniversitari. <text:s text:c="2"/></text:span></text:p>
      <text:p text:style-name="P175">}</text:p>
      <text:p text:style-name="P176">ORDER BY ?Candidato</text:p>
      <text:p text:style-name="P177"><text:span text:style-name="T178"><draw:frame draw:style-name="a3" draw:name="Immagine 11" text:anchor-type="as-char" svg:x="0in" svg:y="0in" svg:width="6.70645in" svg:height="0.59297in" style:rel-width="scale" style:rel-height="scale"><draw:image xlink:href="media/image4.png" xlink:type="simple" xlink:show="embed" xlink:actuate="onLoad"/><svg:title/><svg:desc/></draw:frame></text:span></text:p>
      <text:p text:style-name="P179"/>
      <text:p text:style-name="P180">------------------------------------------------------------------------------------------------------------------------</text:p>
      <text:p text:style-name="P181">4</text:p>
      <text:p text:style-name="Standard"><text:span text:style-name="T182"><text:tab/>COSA FA:</text:span></text:p>
      <text:soft-page-break/>
      <text:p text:style-name="Standard">Ritorna come risultato tutte le aziende che hanno un numero di sedi &gt;6 e hanno più di 2 sedi principali</text:p>
      <text:p text:style-name="Standard">FARE con SPARQL query</text:p>
      <text:p text:style-name="Standard"><text:tab/><text:span text:style-name="T183">RISULTATO:</text:span></text:p>
      <text:p text:style-name="Standard"><draw:frame draw:style-name="a4" draw:name="Immagine 8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184"><text:tab/>QUERY:</text:span></text:p>
      <text:p text:style-name="P185">SELECT ?azienda ?numeroSedi (COUNT (?nazione) AS ?numNazioni)</text:p>
      <text:p text:style-name="P186">WHERE {<text:s/></text:p>
      <text:p text:style-name="P187"><text:s text:c="4"/>?azienda :numeroSedi ?numeroSedi;</text:p>
      <text:p text:style-name="P188"><text:tab/><text:s text:c="4"/>:haSedePrincipaleIn ?nazione.</text:p>
      <text:p text:style-name="P189"><text:s text:c="4"/>FILTER (?numeroSedi &gt; 6).</text:p>
      <text:p text:style-name="P190">}</text:p>
      <text:p text:style-name="P191">GROUP BY ?azienda ?numeroSedi</text:p>
      <text:p text:style-name="P192">HAVING(?numNazioni &gt;2)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>------------------------------------------------------------------------------------------------------------------------</text:p>
      <text:p text:style-name="P205">5</text:p>
      <text:p text:style-name="P206"><text:tab/>COSA FA:</text:p>
      <text:p text:style-name="Standard">Ponendosi dal lato del candidato, la query trova tutte le aziende che hanno pubblicato un<text:s/>annuncio avente un salario mensile &gt;1000 e come competenze richieste la conoscenza di Swift.</text:p>
      <text:p text:style-name="Standard"><text:tab/><text:span text:style-name="T207">RISULTATO:</text:span></text:p>
      <text:p text:style-name="Standard"><draw:frame draw:style-name="a5" draw:name="Immagine 12" text:anchor-type="as-char" svg:x="0in" svg:y="0in" svg:width="6.69804in" svg:height="0.29397in" style:rel-width="scale" style:rel-height="scale"><draw:image xlink:href="media/image6.png" xlink:type="simple" xlink:show="embed" xlink:actuate="onLoad"/><svg:title/><svg:desc/></draw:frame></text:p>
      <text:p text:style-name="Standard"><text:span text:style-name="T208"><text:tab/>QUERY:</text:span></text:p>
      <text:p text:style-name="P209"/>
      <text:p text:style-name="P210"><text:span text:style-name="T211">SELECT</text:span><text:span text:style-name="T212"><text:s/></text:span><text:span text:style-name="T213">?azienda</text:span><text:span text:style-name="T214"><text:s/></text:span><text:span text:style-name="T215">?competenzeRichiesteDettagli ?salario</text:span></text:p>
      <text:p text:style-name="P216"><text:span text:style-name="T217">WHERE</text:span><text:span text:style-name="T218"><text:s/>{</text:span></text:p>
      <text:p text:style-name="P219"><text:span text:style-name="T220"><text:s text:c="4"/></text:span><text:span text:style-name="T221">?azienda</text:span><text:span text:style-name="T222"><text:s/>:pubblica<text:s/></text:span><text:span text:style-name="T223">?annuncio</text:span><text:span text:style-name="T224">;</text:span></text:p>
      <text:p text:style-name="P225"><text:span text:style-name="T226"><text:s text:c="19"/></text:span><text:span text:style-name="T227">:haSettoreAzienda<text:s/></text:span><text:span text:style-name="T228">?informatico</text:span><text:span text:style-name="T229">.</text:span></text:p>
      <text:p text:style-name="P230"><text:span text:style-name="T231"><text:s text:c="4"/></text:span><text:span text:style-name="T232">?annuncio</text:span><text:span text:style-name="T233"><text:s/>:salarioMensile<text:s/></text:span><text:span text:style-name="T234">?salario</text:span><text:span text:style-name="T235">;</text:span></text:p>
      <text:p text:style-name="P236"><text:span text:style-name="T237"><text:s text:c="13"/></text:span><text:span text:style-name="T238"><text:tab/><text:s text:c="3"/>:competenzeRichiesteDettagli<text:s/></text:span><text:span text:style-name="T239">?competenzeRichiesteDettagli</text:span><text:span text:style-name="T240">.</text:span></text:p>
      <text:p text:style-name="P241"><text:span text:style-name="T242"><text:s text:c="4"/></text:span><text:span text:style-name="T243">FILTER</text:span><text:span text:style-name="T244"><text:s/>(</text:span><text:span text:style-name="T245">?salario</text:span><text:span text:style-name="T246"><text:s/>&gt; 1000)</text:span><text:span text:style-name="T247">.</text:span></text:p>
      <text:p text:style-name="P248"><text:span text:style-name="T249"><text:s text:c="4"/></text:span><text:span text:style-name="T250">FILTER</text:span><text:span text:style-name="T251"><text:s/></text:span><text:span text:style-name="T252">regex</text:span><text:span text:style-name="T253">(</text:span><text:span text:style-name="T254">str</text:span><text:span text:style-name="T255">(</text:span><text:span text:style-name="T256">?competenzeRichiesteDettagli</text:span><text:span text:style-name="T257">),</text:span><text:span text:style-name="T258"><text:s text:c="2"/></text:span><text:span text:style-name="T259">"Swift"</text:span><text:span text:style-name="T260">)</text:span><text:span text:style-name="T261">.</text:span></text:p>
      <text:p text:style-name="P262"><text:s text:c="4"/></text:p>
      <text:p text:style-name="P263"><text:span text:style-name="T264"><text:s text:c="4"/></text:span><text:span text:style-name="T265">?informatico<text:s/></text:span><text:span text:style-name="T266">rdf:type<text:s/></text:span><text:span text:style-name="T267">:Informatico</text:span><text:span text:style-name="T268">.</text:span></text:p>
      <text:p text:style-name="P269"><text:span text:style-name="T270"><text:s text:c="4"/></text:span><text:span text:style-name="T271">?annuncio</text:span><text:span text:style-name="T272"><text:s/></text:span><text:span text:style-name="T273">rdf:type</text:span><text:span text:style-name="T274"><text:s/>:Annuncio</text:span><text:span text:style-name="T275">.</text:span></text:p>
      <text:p text:style-name="P276">}</text:p>
      <text:p text:style-name="P277"/>
      <text:p text:style-name="P278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9">6</text:p>
      <text:p text:style-name="P280"><text:tab/>COSA FA:</text:p>
      <text:p text:style-name="Standard">Ponendosi dal lato<text:s/>dell’azienda, la query permette di cercare tutti i lavoratori che hanno almeno un titolo di studi universitario e che posseggono un certificato di inglese, ordinandoli dal livello più alto al livello più basso</text:p>
      <text:p text:style-name="Standard"><text:tab/><text:span text:style-name="T281">RISULTATO:</text:span></text:p>
      <text:p text:style-name="Standard"><draw:frame draw:style-name="a6" draw:name="Immagine 10" text:anchor-type="as-char" svg:x="0in" svg:y="0in" svg:width="6.69306in" svg:height="0.59375in" style:rel-width="scale" style:rel-height="scale"><draw:image xlink:href="media/image7.png" xlink:type="simple" xlink:show="embed" xlink:actuate="onLoad"/><svg:title/><svg:desc/></draw:frame></text:p>
      <text:p text:style-name="Standard"><text:span text:style-name="T282"><text:tab/>QUERY:</text:span></text:p>
      <text:p text:style-name="P283"/>
      <text:p text:style-name="P284"><text:span text:style-name="T285">SELECT</text:span><text:span text:style-name="T286"><text:s text:c="2"/></text:span><text:span text:style-name="T287">distinct</text:span><text:span text:style-name="T288"><text:s/></text:span><text:span text:style-name="T289">?candi</text:span><text:span text:style-name="T290">dato <text:s/>?tipoCertificato</text:span></text:p>
      <text:p text:style-name="P291"><text:span text:style-name="T292">WHERE</text:span><text:span text:style-name="T293"><text:s/>{</text:span></text:p>
      <text:p text:style-name="P294"><text:span text:style-name="T295"><text:s text:c="4"/></text:span><text:span text:style-name="T296">?candidato</text:span><text:span text:style-name="T297"><text:s/>:possiede<text:s/></text:span><text:span text:style-name="T298">?cv</text:span><text:span text:style-name="T299">.</text:span></text:p>
      <text:p text:style-name="P300"><text:span text:style-name="T301"><text:s text:c="4"/></text:span><text:span text:style-name="T302">?cv</text:span><text:span text:style-name="T303"><text:s/>:contiene<text:s/></text:span><text:span text:style-name="T304">?campi_cv</text:span><text:span text:style-name="T305">.</text:span></text:p>
      <text:p text:style-name="P306"><text:span text:style-name="T307"><text:s text:c="4"/></text:span><text:span text:style-name="T308">?campi_cv</text:span><text:span text:style-name="T309"><text:s/>:haCampo<text:s/></text:span><text:span text:style-name="T310">?studiUniversitari</text:span><text:span text:style-name="T311">;</text:span></text:p>
      <text:p text:style-name="P312"><text:span text:style-name="T313"><text:s text:c="4"/></text:span><text:span text:style-name="T314"><text:tab/><text:s text:c="3"/>:haCampo<text:s/></text:span><text:span text:style-name="T315">?certificatoLingua</text:span><text:span text:style-name="T316">.</text:span></text:p>
      <text:p text:style-name="P317"><text:span text:style-name="T318"><text:s text:c="4"/></text:span><text:span text:style-name="T319">?certificatoLingua</text:span><text:span text:style-name="T320"><text:s/>:nome<text:s/></text:span><text:span text:style-name="T321">?tipoCertificato</text:span><text:span text:style-name="T322">.</text:span></text:p>
      <text:p text:style-name="P323"><text:s text:c="4"/><text:tab/><text:s text:c="3"/></text:p>
      <text:p text:style-name="P324"><text:span text:style-name="T325"><text:s text:c="3"/></text:span><text:span text:style-name="T326">FILTER</text:span><text:span text:style-name="T327"><text:s/></text:span><text:span text:style-name="T328">regex</text:span><text:span text:style-name="T329">(</text:span><text:span text:style-name="T330">str</text:span><text:span text:style-name="T331">(</text:span><text:span text:style-name="T332">?tipoCertificato</text:span><text:span text:style-name="T333">),<text:s/></text:span><text:span text:style-name="T334">"inglese"</text:span><text:span text:style-name="T335">)</text:span><text:span text:style-name="T336">.</text:span></text:p>
      <text:p text:style-name="P337"><text:s text:c="4"/></text:p>
      <text:p text:style-name="P338"><text:s text:c="4"/></text:p>
      <text:p text:style-name="P339"><text:span text:style-name="T340"><text:s text:c="4"/></text:span><text:span text:style-name="T341">?cv</text:span><text:span text:style-name="T342"><text:s/></text:span><text:span text:style-name="T343">rdf:type</text:span><text:span text:style-name="T344"><text:s/>:CV</text:span><text:span text:style-name="T345">.</text:span></text:p>
      <text:p text:style-name="P346"><text:span text:style-name="T347"><text:s text:c="4"/></text:span><text:span text:style-name="T348">?campi_cv</text:span><text:span text:style-name="T349"><text:s/></text:span><text:span text:style-name="T350">rdf:type</text:span><text:span text:style-name="T351"><text:s/>:Campi_CV</text:span><text:span text:style-name="T352">.</text:span></text:p>
      <text:p text:style-name="P353"><text:span text:style-name="T354"><text:s text:c="4"/></text:span><text:span text:style-name="T355">?studiUniversitari</text:span><text:span text:style-name="T356"><text:s/></text:span><text:span text:style-name="T357">rdf:type</text:span><text:span text:style-name="T358"><text:s/>:StudiUniversitari</text:span><text:span text:style-name="T359">.</text:span></text:p>
      <text:p text:style-name="P360"><text:span text:style-name="T361"><text:s text:c="4"/></text:span><text:span text:style-name="T362">?certificatoLingua</text:span><text:span text:style-name="T363"><text:s/></text:span><text:span text:style-name="T364">rdf:type</text:span><text:span text:style-name="T365"><text:s/>:CertificatiLingua</text:span><text:span text:style-name="T366">.</text:span></text:p>
      <text:p text:style-name="P367"><text:s text:c="3"/></text:p>
      <text:p text:style-name="P368">}</text:p>
      <text:p text:style-name="P369"><text:span text:style-name="T370">ORDER</text:span><text:span text:style-name="T371"><text:s/></text:span><text:span text:style-name="T372">BY DESC</text:span><text:span text:style-name="T373">(</text:span><text:span text:style-name="T374">?tipoCertificato</text:span><text:span text:style-name="T375">)</text:span></text:p>
      <text:p text:style-name="P376"/>
      <text:p text:style-name="P377"/>
      <text:p text:style-name="P378"/>
      <text:p text:style-name="P379"/>
      <text:p text:style-name="P380"/>
      <text:p text:style-name="P381"/>
      <text:soft-page-break/>
      <text:p text:style-name="P382">------------------------------------------------------------------------------------------------------------------------</text:p>
      <text:p text:style-name="P383">7</text:p>
      <text:p text:style-name="P384"><text:tab/>COSA FA:</text:p>
      <text:p text:style-name="Standard">Per ogni “candidato ricercatore”, vengono trovati tutti gli annunci che hanno lo stesso settore del candidato.</text:p>
      <text:p text:style-name="Standard"><text:tab/><text:span text:style-name="T385">RISULTATO:</text:span></text:p>
      <text:p text:style-name="Standard"><draw:frame draw:style-name="a7" draw:name="Immagine 12" text:anchor-type="as-char" svg:x="0in" svg:y="0in" svg:width="6.69306in" svg:height="0.46181in" style:rel-width="scale" style:rel-height="scale"><draw:image xlink:href="media/image8.png" xlink:type="simple" xlink:show="embed" xlink:actuate="onLoad"/><svg:title/><svg:desc/></draw:frame></text:p>
      <text:p text:style-name="Standard"><text:span text:style-name="T386"><text:tab/>QUERY:</text:span></text:p>
      <text:p text:style-name="P387"/>
      <text:p text:style-name="P388"><text:span text:style-name="T389">SELECT</text:span><text:span text:style-name="T390"><text:s text:c="2"/></text:span><text:span text:style-name="T391"><text:s/></text:span><text:span text:style-name="T392">?annuncio ?azienda ?candidato</text:span></text:p>
      <text:p text:style-name="P393"><text:span text:style-name="T394">WHERE</text:span><text:span text:style-name="T395">{</text:span></text:p>
      <text:p text:style-name="P396"/>
      <text:p text:style-name="P397"><text:span text:style-name="T398"><text:tab/>?candidato<text:s/></text:span><text:span text:style-name="T399">:haSettoreDiInteresse<text:s/></text:span><text:span text:style-name="T400">?settoreCandidato</text:span><text:span text:style-name="T401">.</text:span></text:p>
      <text:p text:style-name="P402"><text:tab/></text:p>
      <text:p text:style-name="P403"><text:span text:style-name="T404"><text:tab/></text:span><text:span text:style-name="T405">?annuncio</text:span><text:span text:style-name="T406"><text:s/></text:span><text:span text:style-name="T407">:haSettoreAnnuncio<text:s/></text:span><text:span text:style-name="T408">?settoreAnnuncio</text:span><text:span text:style-name="T409">;</text:span></text:p>
      <text:p text:style-name="P410"><text:span text:style-name="T411"><text:tab/></text:span><text:span text:style-name="T412"><text:tab/></text:span><text:span text:style-name="T413">foaf:maker<text:s/></text:span><text:span text:style-name="T414">?azienda</text:span><text:span text:style-name="T415">.</text:span></text:p>
      <text:p text:style-name="P416"><text:tab/><text:tab/></text:p>
      <text:p text:style-name="P417"><text:span text:style-name="T418"><text:tab/></text:span><text:span text:style-name="T419">?candidato</text:span><text:span text:style-name="T420"><text:s/></text:span><text:span text:style-name="T421">rdf:type</text:span><text:span text:style-name="T422"><text:s/></text:span><text:span text:style-name="T423">:CandidatoRicercatore</text:span><text:span text:style-name="T424">.</text:span></text:p>
      <text:p text:style-name="P425"><text:span text:style-name="T426"><text:tab/></text:span><text:span text:style-name="T427">?annuncio</text:span><text:span text:style-name="T428"><text:s/></text:span><text:span text:style-name="T429">rdf:type<text:s/></text:span><text:span text:style-name="T430">:Annuncio</text:span><text:span text:style-name="T431">.</text:span></text:p>
      <text:p text:style-name="P432"><text:span text:style-name="T433"><text:tab/></text:span><text:span text:style-name="T434">?azienda</text:span><text:span text:style-name="T435"><text:s/></text:span><text:span text:style-name="T436">rdf:type<text:s/></text:span><text:span text:style-name="T437">:Azienda</text:span><text:span text:style-name="T438">.</text:span></text:p>
      <text:p text:style-name="P439"><text:tab/></text:p>
      <text:p text:style-name="P440"><text:span text:style-name="T441"><text:tab/>FILTER</text:span><text:span text:style-name="T442">(</text:span><text:span text:style-name="T443">?settoreCandidato<text:s/></text:span><text:span text:style-name="T444">=<text:s/></text:span><text:span text:style-name="T445">?settoreAnnuncio</text:span><text:span text:style-name="T446">)</text:span></text:p>
      <text:p text:style-name="P447"><text:span text:style-name="T448">}</text:span></text:p>
      <text:p text:style-name="P449"><text:s text:c="3"/></text:p>
      <text:p text:style-name="P450"/>
      <text:p text:style-name="P451"/>
      <text:p text:style-name="P452"/>
      <text:p text:style-name="P453"/>
      <text:p text:style-name="P454">VARIANTE PER APP (quella sopra funzione pure tranquillamente se la volessimo usare)</text:p>
      <text:p text:style-name="P455"/>
      <text:p text:style-name="P456">SELECT <text:s text:c="2"/>?annuncio ?azienda <text:s/>?contratto<text:s/><text:line-break/><text:s text:c="5"/>WHERE{<text:line-break/><text:s text:c="5"/><text:line-break/><text:s text:c="9"/>?candidato :haSettoreDiInteresse ?settoreCandidato.<text:line-break/><text:s text:c="9"/><text:line-break/><text:s text:c="9"/>?annuncio :haSettoreAnnuncio ?settoreAnnuncio;<text:line-break/><text:s text:c="13"/>foaf:maker ?azienda;<text:line-break/><text:s text:c="25"/>:contrattoProposto ?contratto.<text:line-break/><text:s text:c="10"/><text:line-break/><text:s text:c="9"/>?candidato rdf:type :CandidatoRicercatore.<text:line-break/><text:s text:c="9"/>?annuncio rdf:type :Annuncio.<text:line-break/><text:s text:c="9"/>?azienda rdf:type :Azienda.<text:line-break/><text:s text:c="9"/>?settoreCandidato rdf:type :$sector_query.<text:line-break/><text:s text:c="9"/>FILTER( ?settoreCandidato= ?settoreAnnuncio)<text:line-break/><text:s text:c="5"/>}<text:span text:style-name="T457"><text:s/></text:span></text:p>
      <text:p text:style-name="P458"/>
      <text:p text:style-name="Standard"/>
      <text:p text:style-name="P459">8</text:p>
      <text:p text:style-name="P460"><text:tab/>COSA FA:</text:p>
      <text:p text:style-name="P461">Vengono trovati tutti gli annunci<text:s/>riferiti allo stesso paese in cui vive il candidato e aventi le medesime competenze del candidato. In questo Caso Elon_Musk vive a Roma e ha tra le sue competenze “competenze tecniche”. Lo stesso, vale quindi per l’annuncio di tesla, dove vengono richieste<text:s/>come competenze delle competenze tecniche e l’annuncio è per un posto di lavoro a Roma.</text:p>
      <text:p text:style-name="Standard"/>
      <text:p text:style-name="Standard"><text:tab/><text:span text:style-name="T462">RISULTATO:</text:span></text:p>
      <text:p text:style-name="Standard"><draw:frame draw:style-name="a8" draw:name="Immagine 13" text:anchor-type="as-char" svg:x="0in" svg:y="0in" svg:width="6.69306in" svg:height="0.30903in" style:rel-width="scale" style:rel-height="scale"><draw:image xlink:href="media/image9.png" xlink:type="simple" xlink:show="embed" xlink:actuate="onLoad"/><svg:title/><svg:desc/></draw:frame></text:p>
      <text:p text:style-name="Standard"><text:span text:style-name="T463"><text:tab/></text:span><text:span text:style-name="T464">QUERY:</text:span></text:p>
      <text:p text:style-name="P465"/>
      <text:p text:style-name="P466"><text:span text:style-name="T467">SELECT DISTINCT<text:s/></text:span><text:span text:style-name="T468">?annuncio</text:span><text:span text:style-name="T469"><text:s/></text:span><text:span text:style-name="T470">?candidato<text:s/></text:span></text:p>
      <text:p text:style-name="P471"><text:span text:style-name="T472">WHERE</text:span><text:span text:style-name="T473">{</text:span></text:p>
      <text:p text:style-name="P474"><text:span text:style-name="T475"><text:tab/></text:span><text:span text:style-name="T476">?candidato</text:span><text:span text:style-name="T477"><text:s/>:possiede<text:s/></text:span><text:span text:style-name="T478">?cv</text:span><text:span text:style-name="T479">.</text:span></text:p>
      <text:p text:style-name="P480"><text:span text:style-name="T481"><text:s text:c="4"/></text:span><text:span text:style-name="T482"><text:tab/></text:span><text:span text:style-name="T483">?cv</text:span><text:span text:style-name="T484"><text:s/>:contiene<text:s/></text:span><text:span text:style-name="T485">?campi_cv</text:span><text:span text:style-name="T486">.</text:span></text:p>
      <text:p text:style-name="P487"><text:span text:style-name="T488"><text:s text:c="9"/></text:span><text:span text:style-name="T489">?campi_cv</text:span><text:span text:style-name="T490"><text:s/>:haCampo<text:s/></text:span><text:span text:style-name="T491">?infoPersonali</text:span><text:span text:style-name="T492">;</text:span></text:p>
      <text:p text:style-name="P493"><text:span text:style-name="T494"><text:s text:c="18"/></text:span><text:span text:style-name="T495"><text:tab/></text:span><text:span text:style-name="T496">:haCampo</text:span><text:span text:style-name="T497">?competenze</text:span><text:span text:style-name="T498">.</text:span></text:p>
      <text:p text:style-name="P499"><text:span text:style-name="T500"><text:s text:c="10"/></text:span><text:span text:style-name="T501">?competenze<text:s/></text:span><text:span text:style-name="T502">:haCompetenze<text:s/></text:span><text:span text:style-name="T503">?competenzeCandidato</text:span><text:span text:style-name="T504">.</text:span></text:p>
      <text:p text:style-name="P505"><text:span text:style-name="T506"><text:s text:c="10"/></text:span><text:span text:style-name="T507">?infoPersonali<text:s/></text:span><text:span text:style-name="T508">:viveIn<text:s/></text:span><text:span text:style-name="T509">?viveIn</text:span><text:span text:style-name="T510">.</text:span><text:span text:style-name="T511"><text:s text:c="3"/></text:span></text:p>
      <text:p text:style-name="P512"><text:s text:c="18"/></text:p>
      <text:p text:style-name="P513"><text:span text:style-name="T514"><text:tab/>?annuncio</text:span><text:span text:style-name="T515"><text:s/>:haCompetenzeRichieste</text:span><text:span text:style-name="T516"><text:s/>?competenzeRichieste</text:span><text:span text:style-name="T517">;</text:span></text:p>
      <text:p text:style-name="P518"><text:span text:style-name="T519"><text:tab/></text:span><text:span text:style-name="T520"><text:tab/></text:span><text:span text:style-name="T521">frapo:hasCountry<text:s/></text:span><text:span text:style-name="T522">?co</text:span><text:span text:style-name="T523">untyAnnuncio</text:span><text:span text:style-name="T524">.</text:span></text:p>
      <text:p text:style-name="P525"/>
      <text:p text:style-name="P526"><text:tab/></text:p>
      <text:p text:style-name="P527"><text:span text:style-name="T528"><text:tab/>FILTER</text:span><text:span text:style-name="T529">(</text:span><text:span text:style-name="T530">?competenzeRichieste<text:s/></text:span><text:span text:style-name="T531">=<text:s/></text:span><text:span text:style-name="T532">?competenzeCandidato</text:span><text:span text:style-name="T533">)</text:span></text:p>
      <text:p text:style-name="P534"><text:span text:style-name="T535"><text:tab/></text:span><text:span text:style-name="T536">FILTER</text:span><text:span text:style-name="T537">(</text:span><text:span text:style-name="T538">?viveIn</text:span><text:span text:style-name="T539"><text:s/></text:span><text:span text:style-name="T540">=</text:span><text:span text:style-name="T541"><text:s/></text:span><text:span text:style-name="T542">?countyAnnuncio</text:span><text:span text:style-name="T543">)</text:span></text:p>
      <text:p text:style-name="P544"/>
      <text:p text:style-name="P545"><text:tab/><text:tab/></text:p>
      <text:p text:style-name="P546"><text:span text:style-name="T547"><text:tab/>?annuncio</text:span><text:span text:style-name="T548"><text:s/>rdf:type</text:span><text:span text:style-name="T549"><text:s/>:Annuncio</text:span><text:span text:style-name="T550">.</text:span></text:p>
      <text:p text:style-name="P551"><text:span text:style-name="T552"><text:tab/></text:span><text:span text:style-name="T553">?cv</text:span><text:span text:style-name="T554"><text:s/></text:span><text:span text:style-name="T555">rdf:type</text:span><text:span text:style-name="T556"><text:s/></text:span><text:span text:style-name="T557">:CV</text:span><text:span text:style-name="T558">.</text:span></text:p>
      <text:p text:style-name="P559"><text:span text:style-name="T560"><text:s text:c="3"/></text:span><text:span text:style-name="T561"><text:tab/></text:span><text:span text:style-name="T562">?campi_cv</text:span><text:span text:style-name="T563"><text:s/></text:span><text:span text:style-name="T564">rdf:type</text:span><text:span text:style-name="T565"><text:s/></text:span><text:span text:style-name="T566">:Campi_CV</text:span><text:span text:style-name="T567">.</text:span></text:p>
      <text:p text:style-name="P568"><text:span text:style-name="T569"><text:s text:c="11"/></text:span><text:span text:style-name="T570"><text:s/></text:span><text:span text:style-name="T571"><text:s text:c="6"/></text:span><text:span text:style-name="T572">?infoPersonali<text:s/></text:span><text:span text:style-name="T573">rdf:type<text:s/></text:span><text:span text:style-name="T574">:InfoPersonali</text:span><text:span text:style-name="T575">.</text:span></text:p>
      <text:p text:style-name="P576"><text:span text:style-name="T577"><text:s text:c="17"/></text:span><text:span text:style-name="T578"><text:s/>?competenze<text:s/></text:span><text:span text:style-name="T579">rdf:type<text:s/></text:span><text:span text:style-name="T580">:Competenze</text:span><text:span text:style-name="T581">.</text:span></text:p>
      <text:p text:style-name="P582"><text:span text:style-name="T583"><text:s text:c="18"/></text:span><text:span text:style-name="T584">?competenzeRichieste<text:s/></text:span><text:span text:style-name="T585">rdf:type<text:s/></text:span><text:span text:style-name="T586">:Competenze</text:span></text:p>
      <text:p text:style-name="P587"/>
      <text:p text:style-name="P588">}</text:p>
      <text:p text:style-name="P589"/>
      <text:p text:style-name="P590">VARIANTE APP</text:p>
      <text:p text:style-name="P591"/>
      <text:p text:style-name="Textbody">SELECT DISTINCT ?annuncio ?descrizione ?contratto ?ore<text:line-break/><text:s text:c="8"/>WHERE{<text:line-break/><text:s text:c="12"/>?candidato :possiede ?cv.<text:line-break/><text:s text:c="13"/>?cv :contiene ?campi_cv.<text:line-break/><text:s text:c="13"/>?campi_cv :haCampo ?infoPersonali;<text:line-break/><text:s text:c="28"/>:haCampo?competenze.<text:line-break/><text:s text:c="18"/>?competenze :haCompetenze ?competenzeCandidato.<text:line-break/><text:line-break/><text:soft-page-break/><text:s text:c="26"/><text:line-break/><text:s text:c="12"/>?annuncio :haCompetenzeRichieste ?competenzeRichieste;<text:line-break/><text:s text:c="23"/>:haSettoreAnnuncio ?settore;<text:line-break/><text:s text:c="23"/>frapo:hasCountry ?countyAnnuncio;<text:line-break/><text:s text:c="23"/>:descrizione ?descrizione;<text:line-break/><text:s text:c="23"/>:contrattoProposto ?contratto;<text:line-break/><text:s text:c="23"/>:oreDiLavoro ?ore.<text:line-break/><text:line-break/>FILTER regex(str(?countyAnnuncio), <text:s/>'$citta') <text:s text:c="14"/><text:line-break/><text:line-break/><text:s text:c="12"/>?annuncio rdf:type :Annuncio.<text:line-break/><text:s text:c="12"/>?cv rdf:type :CV.<text:line-break/><text:s text:c="12"/>?settore rdf:type :$sector_query.<text:line-break/><text:s text:c="11"/><text:line-break/><text:s text:c="12"/>?campi_cv rdf:type :Campi_CV.<text:line-break/><text:s text:c="26"/>?infoPersonali rdf:type :InfoPersonali.<text:line-break/><text:s text:c="8"/>}</text:p>
      <text:p text:style-name="P592"/>
      <text:p text:style-name="P593">------------------------------------------------------------------------------------------------------------------------</text:p>
      <text:p text:style-name="P594"/>
      <text:p text:style-name="P595"><text:span text:style-name="T596"><text:s text:c="3"/></text:span></text:p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Standard"/>
      <text:p text:style-name="P605">9</text:p>
      <text:p text:style-name="Standard"><text:span text:style-name="T606"><text:tab/>COSA FA:</text:span></text:p>
      <text:p text:style-name="Standard">Trova l’annuncio con il salario più alto che abbia un monte ore compreso tra le 6 e 8 e che abbia come competenze richieste “altre competenze”</text:p>
      <text:p text:style-name="Standard"><text:tab/><text:span text:style-name="T607">RISULTATO:</text:span></text:p>
      <text:p text:style-name="Standard"><draw:frame draw:style-name="a9" draw:name="Immagine 11" text:anchor-type="as-char" svg:x="0in" svg:y="0in" svg:width="6.69306in" svg:height="0.39097in" style:rel-width="scale" style:rel-height="scale"><draw:image xlink:href="media/image10.png" xlink:type="simple" xlink:show="embed" xlink:actuate="onLoad"/><svg:title/><svg:desc/></draw:frame></text:p>
      <text:p text:style-name="Standard"><text:span text:style-name="T608"><text:tab/></text:span><text:span text:style-name="T609">QUERY:</text:span></text:p>
      <text:p text:style-name="P610">SELECT <text:s/>?annuncio (MAX(?salario) AS ?salarioPiùAlto)<text:s/></text:p>
      <text:p text:style-name="P611">WHERE{</text:p>
      <text:p text:style-name="P612"><text:span text:style-name="T613"><text:tab/></text:span><text:span text:style-name="T614">?annuncio :haCompetenzeRichieste ?altreCompetenze;</text:span></text:p>
      <text:p text:style-name="P615"><text:tab/>:salarioMensile ?salario;</text:p>
      <text:p text:style-name="P616"><text:tab/>:oreDiLavoro ?oreLavoro.</text:p>
      <text:p text:style-name="P617"><text:tab/><text:tab/></text:p>
      <text:p text:style-name="P618"><text:tab/>FILTER(?oreLavoro &gt; 5 &amp;&amp; ?oreLavoro &lt;9).</text:p>
      <text:p text:style-name="P619"><text:tab/>?annuncio rdf:type :Annuncio.</text:p>
      <text:p text:style-name="P620"><text:tab/>?altreCompetenze rdf:type :AltreCompetenze.</text:p>
      <text:p text:style-name="P621"><text:span text:style-name="T622"><text:s text:c="12"/></text:span><text:span text:style-name="T623">}<text:s/></text:span></text:p>
      <text:p text:style-name="P624"><text:s text:c="3"/>GROUP BY ?annuncio</text:p>
      <text:soft-page-break/>
      <text:p text:style-name="P625"><text:s text:c="3"/>ORDER BY DESC(?salarioPiùAlto) LIMIT 1</text:p>
      <text:p text:style-name="P626"/>
      <text:p text:style-name="P627">------------------------------------------------------------------------------------------------------------------------</text:p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>Concatenazione di Nome e cognome:</text:p>
      <text:p text:style-name="P658"><text:span text:style-name="T659">PREFIX<text:s/></text:span><text:span text:style-name="T660">owl: &lt;http://www.w3.org/2002/07/owl#&gt;</text:span></text:p>
      <text:p text:style-name="P661"><text:span text:style-name="T662">PREFIX<text:s/></text:span><text:span text:style-name="T663">rdf:<text:s/></text:span><text:span text:style-name="T664">&lt;http://www.w3.org/1999/02/22-rdf-syntax-ns#&gt;</text:span></text:p>
      <text:p text:style-name="P665"><text:span text:style-name="T666">PREFIX<text:s/></text:span><text:span text:style-name="T667">rdfs: &lt;http://www.w3.org/2000/01/rdf-schema#&gt;</text:span></text:p>
      <text:p text:style-name="P668"><text:span text:style-name="T669">PREFIX</text:span><text:span text:style-name="T670"><text:s/>: &lt;http://www.semanticweb.org/OntologiaRicercaLavoro#&gt;</text:span></text:p>
      <text:p text:style-name="P671"><text:span text:style-name="T672">PREFIX</text:span><text:span text:style-name="T673"><text:s/>foaf: &lt;http://xmlns.com/foaf/0.1/&gt;</text:span></text:p>
      <text:p text:style-name="P674"><text:span text:style-name="T675">PREFIX</text:span><text:span text:style-name="T676"><text:s/>frapo:<text:s/></text:span><text:span text:style-name="T677">&lt;http://purl.org/cerif/frapo/&gt;</text:span></text:p>
      <text:p text:style-name="P678"/>
      <text:p text:style-name="P679"><text:span text:style-name="T680">SELECT<text:s/></text:span><text:span text:style-name="T681">?name</text:span><text:span text:style-name="T682"><text:s/></text:span><text:span text:style-name="T683">?surname ?label</text:span></text:p>
      <text:p text:style-name="P684"><text:span text:style-name="T685">WHERE<text:s/></text:span><text:span text:style-name="T686">{</text:span></text:p>
      <text:p text:style-name="P687"><text:s text:c="4"/></text:p>
      <text:p text:style-name="P688"><text:span text:style-name="T689"><text:s text:c="4"/></text:span><text:span text:style-name="T690">?candidato</text:span><text:span text:style-name="T691"><text:s/></text:span><text:span text:style-name="T692">:possiede</text:span><text:span text:style-name="T693"><text:s/></text:span><text:span text:style-name="T694">?cv</text:span><text:span text:style-name="T695">.</text:span></text:p>
      <text:p text:style-name="P696"><text:span text:style-name="T697"><text:s text:c="4"/></text:span><text:span text:style-name="T698">?cv</text:span><text:span text:style-name="T699"><text:s/></text:span><text:span text:style-name="T700">:contiene</text:span><text:span text:style-name="T701"><text:s/></text:span><text:span text:style-name="T702">?campi_cv</text:span><text:span text:style-name="T703">.</text:span></text:p>
      <text:p text:style-name="P704"><text:span text:style-name="T705"><text:s text:c="4"/></text:span><text:span text:style-name="T706">?campi_cv</text:span><text:span text:style-name="T707"><text:s/></text:span><text:span text:style-name="T708">:haCampo</text:span><text:span text:style-name="T709"><text:s/></text:span><text:span text:style-name="T710">?infoPersonali</text:span><text:span text:style-name="T711">.</text:span></text:p>
      <text:p text:style-name="P712"><text:span text:style-name="T713"><text:s text:c="4"/></text:span><text:span text:style-name="T714">?infoPersonali</text:span><text:span text:style-name="T715"><text:s/></text:span><text:span text:style-name="T716">foaf:firstName</text:span><text:span text:style-name="T717"><text:s/></text:span><text:span text:style-name="T718">?name</text:span><text:span text:style-name="T719">;</text:span></text:p>
      <text:p text:style-name="P720"><text:span text:style-name="T721"><text:s text:c="19"/></text:span><text:span text:style-name="T722">foaf:surname</text:span><text:span text:style-name="T723"><text:s/></text:span><text:span text:style-name="T724">?surname</text:span><text:span text:style-name="T725">.</text:span></text:p>
      <text:p text:style-name="P726"><text:span text:style-name="T727"><text:s text:c="4"/>FILTER<text:s/></text:span><text:span text:style-name="T728">regex</text:span><text:span text:style-name="T729">(</text:span><text:span text:style-name="T730">str</text:span><text:span text:style-name="T731">(</text:span><text:span text:style-name="T732">?name</text:span><text:span text:style-name="T733">),</text:span><text:span text:style-name="T734"><text:s text:c="2"/></text:span><text:span text:style-name="T735">"Jeff"</text:span><text:span text:style-name="T736">)</text:span><text:span text:style-name="T737">.</text:span></text:p>
      <text:p text:style-name="P738"><text:span text:style-name="T739"><text:s text:c="4"/>FILTER<text:s/></text:span><text:span text:style-name="T740">regex</text:span><text:span text:style-name="T741">(</text:span><text:span text:style-name="T742">str</text:span><text:span text:style-name="T743">(</text:span><text:span text:style-name="T744">?surname</text:span><text:span text:style-name="T745">),</text:span><text:span text:style-name="T746"><text:s text:c="2"/></text:span><text:span text:style-name="T747">"Bezos"</text:span><text:span text:style-name="T748">)</text:span><text:span text:style-name="T749">.</text:span></text:p>
      <text:p text:style-name="P750"/>
      <text:soft-page-break/>
      <text:p text:style-name="P751"><text:span text:style-name="T752"><text:s text:c="4"/>BIND</text:span><text:span text:style-name="T753">(</text:span><text:span text:style-name="T754">CONCAT</text:span><text:span text:style-name="T755">(</text:span><text:span text:style-name="T756">STR</text:span><text:span text:style-name="T757">(</text:span><text:span text:style-name="T758"><text:s/></text:span><text:span text:style-name="T759">?name</text:span><text:span text:style-name="T760">),<text:s/></text:span><text:span text:style-name="T761">" "</text:span><text:span text:style-name="T762">,</text:span><text:span text:style-name="T763"><text:s/></text:span><text:span text:style-name="T764">STR</text:span><text:span text:style-name="T765">(</text:span><text:span text:style-name="T766">?surname</text:span><text:span text:style-name="T767">))</text:span><text:span text:style-name="T768"><text:s text:c="2"/>AS<text:s/></text:span><text:span text:style-name="T769">?label</text:span><text:span text:style-name="T770"><text:s/></text:span><text:span text:style-name="T771">)</text:span><text:span text:style-name="T772"><text:s/>.</text:span></text:p>
      <text:p text:style-name="P773"/>
      <text:p text:style-name="P774"><text:s text:c="4"/></text:p>
      <text:p text:style-name="P775"><text:span text:style-name="T776"><text:s text:c="4"/></text:span><text:span text:style-name="T777">?cv</text:span><text:span text:style-name="T778"><text:s/></text:span><text:span text:style-name="T779">rdf:type</text:span><text:span text:style-name="T780"><text:s/></text:span><text:span text:style-name="T781">:CV</text:span><text:span text:style-name="T782">.</text:span></text:p>
      <text:p text:style-name="P783"><text:span text:style-name="T784"><text:s text:c="3"/></text:span><text:span text:style-name="T785"><text:tab/></text:span><text:span text:style-name="T786">?campi_cv</text:span><text:span text:style-name="T787"><text:s/></text:span><text:span text:style-name="T788">rdf:type</text:span><text:span text:style-name="T789"><text:s/></text:span><text:span text:style-name="T790">:Campi_CV</text:span><text:span text:style-name="T791">.</text:span></text:p>
      <text:p text:style-name="P792"><text:span text:style-name="T793"><text:s text:c="4"/></text:span><text:span text:style-name="T794">?infoPersonali</text:span><text:span text:style-name="T795"><text:s/></text:span><text:span text:style-name="T796">rdf:type</text:span><text:span text:style-name="T797"><text:s/></text:span><text:span text:style-name="T798">:InfoPersonali</text:span><text:span text:style-name="T799">.</text:span></text:p>
      <text:p text:style-name="P800"><text:span text:style-name="T801"><text:s text:c="4"/></text:span><text:span text:style-name="T802">}</text:span></text:p>
      <text:p text:style-name="P803"/>
      <text:p text:style-name="P804"/>
      <text:p text:style-name="P805"/>
      <text:p text:style-name="P806">Da label a identificatore</text:p>
      <text:p text:style-name="P807">SELECT distinct ?item ?itemLabel ?itemDescription WHERE{ <text:s/></text:p>
      <text:p text:style-name="P808"><text:s text:c="2"/>?item ?label "Mozambique"@en. <text:s/></text:p>
      <text:p text:style-name="P809"><text:s text:c="2"/>?item wdt:P31 wd:Q6256 .</text:p>
      <text:p text:style-name="P810"><text:s text:c="2"/>?article schema:about ?item .</text:p>
      <text:p text:style-name="P811"><text:s text:c="2"/>?article schema:inLanguage "en" .</text:p>
      <text:p text:style-name="P812"><text:span text:style-name="T813"><text:s text:c="2"/></text:span><text:span text:style-name="T814">?article schema:isPartOf &lt;https://en.wikipedia.org/&gt;.<text:s/></text:span></text:p>
      <text:p text:style-name="P815"><text:s text:c="2"/>SERVICE wikibase:label { bd:serviceParam wikibase:language "en". } <text:s text:c="3"/></text:p>
      <text:p text:style-name="P816"><text:span text:style-name="T817">}</text:span></text:p>
      <text:p text:style-name="P818"/>
      <text:p text:style-name="P819"/>
      <text:p text:style-name="P820"/>
      <text:p text:style-name="P821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>Inserimento <text:s/>NON Nel GRAFO con query federata</text:p>
      <text:p text:style-name="P833"/>
      <text:p text:style-name="P834">PREFIX wd: &lt;http://www.wikidata.org/entity/&gt;</text:p>
      <text:p text:style-name="P835">PREFIX wdt: &lt;http://www.wikidata.org/prop/direct/&gt;</text:p>
      <text:p text:style-name="P836">PREFIX wikibase: &lt;http://wikiba.se/ontology#&gt;</text:p>
      <text:p text:style-name="P837">PREFIX p: &lt;http://www.wikidata.org/prop/&gt;</text:p>
      <text:p text:style-name="P838">PREFIX ps: &lt;http://www.wikidata.org/prop/statement/&gt;</text:p>
      <text:p text:style-name="P839">PREFIX pq:<text:s/>&lt;http://www.wikidata.org/prop/qualifier/&gt;</text:p>
      <text:p text:style-name="P840">PREFIX rdfs: &lt;http://www.w3.org/2000/01/rdf-schema#&gt;</text:p>
      <text:p text:style-name="P841">PREFIX bd: &lt;http://www.bigdata.com/rdf#&gt;</text:p>
      <text:p text:style-name="P842"/>
      <text:p text:style-name="P843">PREFIX foaf: &lt;http://xmlns.com/foaf/0.1/&gt;</text:p>
      <text:p text:style-name="P844">PREFIX rdf: &lt;http://www.w3.org/1999/02/22-rdf-syntax-ns#&gt;</text:p>
      <text:soft-page-break/>
      <text:p text:style-name="P845">PREFIX schema: &lt;http://www.semanticweb.org/OntologiaRicercaLavoro#schema:&gt;</text:p>
      <text:p text:style-name="Textbody"><text:span text:style-name="T846">PREFIX jso:<text:s/></text:span><text:a xlink:href="http://www.semanticweb.org/OntologiaRicercaLavoro#" office:target-frame-name="_top" xlink:show="replace"><text:span text:style-name="T847">http://www.semanticweb.org/OntologiaRicercaLavoro#</text:span></text:a></text:p>
      <text:p text:style-name="P848"/>
      <text:p text:style-name="P849">INSERT</text:p>
      <text:p text:style-name="P850">{ jso:Jeff_Bezos jso:lavoraPer<text:s/>?Jeff_BezosLabel}</text:p>
      <text:p text:style-name="P851">WHERE {</text:p>
      <text:p text:style-name="P852"><text:s text:c="2"/>SERVICE &lt;https://query.wikidata.org/sparql&gt; {</text:p>
      <text:p text:style-name="P853"><text:s text:c="6"/>?Jeff_Bezos wdt:P112 wd:Q312556.</text:p>
      <text:p text:style-name="P854"><text:s text:c="6"/>?Jeff_Bezos wdt:P31 wd:Q6881511.</text:p>
      <text:p text:style-name="P855"><text:s text:c="6"/>SERVICE wikibase:label { bd:serviceParam wikibase:language "it".<text:s/></text:p>
      <text:p text:style-name="P856"><text:s text:c="12"/>?Jeff_Bezos rdfs:label ?Jeff_BezosLabel.<text:s/></text:p>
      <text:p text:style-name="Textbody"><text:span text:style-name="T857"><text:s text:c="8"/></text:span>}</text:p>
      <text:p text:style-name="Textbody"><text:s text:c="2"/>}<text:s/></text:p>
      <text:p text:style-name="P858">}</text:p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>Inserimento NEL GRAFO con query federata</text:p>
      <text:p text:style-name="Standard"><text:span text:style-name="T870">COSA FA:</text:span></text:p>
      <text:p text:style-name="Standard">Inserisce nel grafo attraverso una query federata le aziende per cui lavora Jeff Bezos</text:p>
      <text:p text:style-name="Standard"><text:tab/><text:span text:style-name="T871">RISULTATO:</text:span></text:p>
      <text:p text:style-name="Standard"><draw:frame draw:style-name="a10" draw:name="Immagine 11" text:anchor-type="as-char" svg:x="0in" svg:y="0in" svg:width="6.69306in" svg:height="0.81875in" style:rel-width="scale" style:rel-height="scale"><draw:image xlink:href="media/image11.png" xlink:type="simple" xlink:show="embed" xlink:actuate="onLoad"/><svg:title/><svg:desc/></draw:frame></text:p>
      <text:p text:style-name="Standard"><text:span text:style-name="T872"><text:tab/></text:span><text:span text:style-name="T873">QUERY:</text:span></text:p>
      <text:p text:style-name="P874">PREFIX wd:<text:s/>&lt;http://www.wikidata.org/entity/&gt;</text:p>
      <text:p text:style-name="P875">PREFIX wdt: &lt;http://www.wikidata.org/prop/direct/&gt;</text:p>
      <text:p text:style-name="P876">PREFIX wikibase: &lt;http://wikiba.se/ontology#&gt;</text:p>
      <text:p text:style-name="P877">PREFIX p: &lt;http://www.wikidata.org/prop/&gt;</text:p>
      <text:p text:style-name="P878">PREFIX ps: &lt;http://www.wikidata.org/prop/statement/&gt;</text:p>
      <text:p text:style-name="P879">PREFIX pq: &lt;http://www.wikidata.org/prop/qualifier/&gt;</text:p>
      <text:p text:style-name="P880">PREFIX rdfs: &lt;http://www.w3.org/2000/01/rdf-schema#&gt;</text:p>
      <text:soft-page-break/>
      <text:p text:style-name="P881">PREFIX bd: &lt;http://www.bigdata.com/rdf#&gt;</text:p>
      <text:p text:style-name="P882">PREFIX foaf: &lt;http://xmlns.com/foaf/0.1/&gt;</text:p>
      <text:p text:style-name="P883">PREFIX rdf: &lt;http://www.w3.org/1999/02/22-rdf-syntax-ns#&gt;</text:p>
      <text:p text:style-name="P884">PREFIX schema: &lt;http://www.semanticweb.org/OntologiaRicercaLavoro#schema:&gt;</text:p>
      <text:p text:style-name="P885">PREFIX jso: &lt;http://www.semanticweb.org/OntologiaRicercaLavoro#&gt;</text:p>
      <text:p text:style-name="P886"/>
      <text:p text:style-name="P887">INSERT</text:p>
      <text:p text:style-name="P888">{ GRAPH &lt;http://www.semanticweb.org/graph&gt;<text:s/></text:p>
      <text:p text:style-name="P889">{ jso:Jeff_Bezos jso:lavoraPer ?Jeff_BezosLabel}</text:p>
      <text:p text:style-name="P890">}</text:p>
      <text:p text:style-name="P891">WHERE {</text:p>
      <text:p text:style-name="P892"><text:s text:c="2"/>SERVICE<text:s/>&lt;https://query.wikidata.org/sparql&gt; {</text:p>
      <text:p text:style-name="P893"><text:s text:c="6"/>?Jeff_Bezos wdt:P112 wd:Q312556.</text:p>
      <text:p text:style-name="P894"><text:s text:c="6"/>?Jeff_Bezos wdt:P31 wd:Q6881511.</text:p>
      <text:p text:style-name="P895"><text:s text:c="6"/>SERVICE wikibase:label { bd:serviceParam wikibase:language "it".<text:s/></text:p>
      <text:p text:style-name="P896"><text:s text:c="12"/>?Jeff_Bezos rdfs:label<text:s/>?Jeff_BezosLabel.<text:s/></text:p>
      <text:p text:style-name="Textbody"><text:span text:style-name="T897"><text:s text:c="8"/></text:span>}</text:p>
      <text:p text:style-name="Textbody"><text:s text:c="2"/>}</text:p>
      <text:p text:style-name="P898">}</text:p>
      <text:p text:style-name="P899"/>
      <text:p text:style-name="P900"/>
      <text:p text:style-name="P901">Per controllare se la tripla è stata Aggiunta al grafo uso ASK</text:p>
      <text:p text:style-name="P902">ASK <text:s/>{ <text:s/></text:p>
      <text:p text:style-name="P903"><text:s text:c="4"/>GRAPH &lt;http://www.semanticweb.org/graph&gt; {</text:p>
      <text:p text:style-name="P904"><text:tab/>&lt;http://www.semanticweb.org/OntologiaRicercaLavoro#Jeff_Bezos&gt;</text:p>
      <text:p text:style-name="P905"><text:s text:c="3"/><text:tab/><text:s/>&lt;http://www.semanticweb.org/OntologiaRicercaLavoro#lavoraPer&gt;</text:p>
      <text:p text:style-name="P906"><text:s text:c="4"/><text:tab/>&lt;http://www.semanticweb.org/OntologiaRicercaLavoro#Amazon&gt;</text:p>
      <text:p text:style-name="Textbody"><text:span text:style-name="T907"><text:s text:c="4"/></text:span>}</text:p>
      <text:p text:style-name="P908">}</text:p>
      <text:p text:style-name="P909"/>
      <text:p text:style-name="P910">NOTE: mi ritorna NO per via del fatto che la stringa “Amazon” aggiunga ha un apice con “it”</text:p>
      <text:p text:style-name="P911">------------------------------------------------------------------------------------------------------------------------</text:p>
      <text:p text:style-name="P912"/>
      <text:p text:style-name="P913"/>
      <text:p text:style-name="P914"/>
      <text:p text:style-name="P9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reformattatoHTML" style:display-name="Preformattato HTML" style:family="paragraph" style:parent-style-name="Normale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vatore Latino</dc:creator>
    <meta:creation-date>2021-01-08T17:42:00Z</meta:creation-date>
    <dc:date>2021-02-06T14:35:00Z</dc:date>
    <meta:template xlink:href="Normal.dotm" xlink:type="simple"/>
    <meta:editing-cycles>26</meta:editing-cycles>
    <meta:editing-duration>PT121440S</meta:editing-duration>
    <meta:document-statistic meta:page-count="12" meta:paragraph-count="26" meta:word-count="1945" meta:character-count="13012" meta:row-count="92" meta:non-whitespace-character-count="11093"/>
  </office:meta>
</office:document-meta>
</file>